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291"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363"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364" style:family="paragraph" style:parent-style-name="Normal_20__28_Web_29_">
      <style:text-properties officeooo:rsid="15059686" officeooo:paragraph-rsid="15059686"/>
    </style:style>
    <style:style style:name="P365" style:family="paragraph" style:parent-style-name="Normal_20__28_Web_29_">
      <style:text-properties officeooo:paragraph-rsid="14f07af7"/>
    </style:style>
    <style:style style:name="P36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36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36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36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37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37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7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37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7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7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37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37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7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3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3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3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3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3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38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3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3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3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3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b3bcc6" style:font-name-asian="Times New Roman1" style:font-style-asian="normal" style:font-name-complex="Times New Roman1" style:font-style-complex="normal"/>
    </style:style>
    <style:style style:name="P3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3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392"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bb454e8" style:font-style-asian="italic" style:font-weight-asian="normal" style:font-style-complex="italic" style:font-weight-complex="normal"/>
    </style:style>
    <style:style style:name="T81" style:family="text">
      <style:text-properties fo:font-style="italic" fo:font-weight="normal" officeooo:rsid="0e90c1b2" style:font-style-asian="italic" style:font-weight-asian="normal" style:font-style-complex="italic" style:font-weight-complex="normal"/>
    </style:style>
    <style:style style:name="T82" style:family="text">
      <style:text-properties fo:font-style="italic" fo:font-weight="normal" officeooo:rsid="11560079" style:font-style-asian="italic" style:font-weight-asian="normal" style:font-style-complex="italic" style:font-weight-complex="normal"/>
    </style:style>
    <style:style style:name="T83" style:family="text">
      <style:text-properties fo:font-style="italic" fo:font-weight="normal" officeooo:rsid="117c2ebb" style:font-style-asian="italic" style:font-weight-asian="normal" style:font-style-complex="italic" style:font-weight-complex="normal"/>
    </style:style>
    <style:style style:name="T84" style:family="text">
      <style:text-properties fo:font-style="italic" fo:font-weight="normal" officeooo:rsid="118f82f0" style:font-style-asian="italic" style:font-weight-asian="normal" style:font-style-complex="italic" style:font-weight-complex="normal"/>
    </style:style>
    <style:style style:name="T85" style:family="text">
      <style:text-properties fo:font-style="italic" fo:font-weight="normal" officeooo:rsid="11bfe3a9" style:font-style-asian="italic" style:font-weight-asian="normal" style:font-style-complex="italic" style:font-weight-complex="normal"/>
    </style:style>
    <style:style style:name="T86" style:family="text">
      <style:text-properties fo:font-style="italic" fo:font-weight="normal" officeooo:rsid="11c35bf8" style:font-style-asian="italic" style:font-weight-asian="normal" style:font-style-complex="italic" style:font-weight-complex="normal"/>
    </style:style>
    <style:style style:name="T87" style:family="text">
      <style:text-properties fo:font-style="italic" fo:font-weight="normal" officeooo:rsid="11ce0053" style:font-style-asian="italic" style:font-weight-asian="normal" style:font-style-complex="italic" style:font-weight-complex="normal"/>
    </style:style>
    <style:style style:name="T88" style:family="text">
      <style:text-properties style:font-name="Liberation Serif1" officeooo:rsid="0b416488"/>
    </style:style>
    <style:style style:name="T89" style:family="text">
      <style:text-properties fo:font-weight="bold" style:font-weight-asian="bold" style:font-weight-complex="bold"/>
    </style:style>
    <style:style style:name="T90" style:family="text">
      <style:text-properties fo:font-weight="bold" officeooo:rsid="11560079"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bb454e8" style:font-weight-asian="normal" style:font-weight-complex="normal"/>
    </style:style>
    <style:style style:name="T93" style:family="text">
      <style:text-properties fo:font-weight="normal" officeooo:rsid="0bb6276f" style:font-weight-asian="normal" style:font-weight-complex="normal"/>
    </style:style>
    <style:style style:name="T94" style:family="text">
      <style:text-properties fo:font-weight="normal" officeooo:rsid="0bb66d8d" style:font-weight-asian="normal" style:font-weight-complex="normal"/>
    </style:style>
    <style:style style:name="T95" style:family="text">
      <style:text-properties fo:font-weight="normal" officeooo:rsid="0bb77ad3" style:font-weight-asian="normal" style:font-weight-complex="normal"/>
    </style:style>
    <style:style style:name="T96" style:family="text">
      <style:text-properties fo:font-weight="normal" officeooo:rsid="0bb79dd3" style:font-weight-asian="normal" style:font-weight-complex="normal"/>
    </style:style>
    <style:style style:name="T97" style:family="text">
      <style:text-properties fo:font-weight="normal" officeooo:rsid="0bb886a0" style:font-weight-asian="normal" style:font-weight-complex="normal"/>
    </style:style>
    <style:style style:name="T98" style:family="text">
      <style:text-properties fo:font-weight="normal" officeooo:rsid="0bb955a1" style:font-weight-asian="normal" style:font-weight-complex="normal"/>
    </style:style>
    <style:style style:name="T99" style:family="text">
      <style:text-properties fo:font-weight="normal" officeooo:rsid="0b43439c" style:font-weight-asian="normal" style:font-weight-complex="normal"/>
    </style:style>
    <style:style style:name="T100" style:family="text">
      <style:text-properties fo:font-weight="normal" officeooo:rsid="0e8e9471" style:font-weight-asian="normal" style:font-weight-complex="normal"/>
    </style:style>
    <style:style style:name="T101" style:family="text">
      <style:text-properties fo:font-weight="normal" officeooo:rsid="0e611aab" style:font-weight-asian="normal" style:font-weight-complex="normal"/>
    </style:style>
    <style:style style:name="T102" style:family="text">
      <style:text-properties fo:font-weight="normal" officeooo:rsid="0e8f9269" style:font-weight-asian="normal" style:font-weight-complex="normal"/>
    </style:style>
    <style:style style:name="T103" style:family="text">
      <style:text-properties fo:font-weight="normal" officeooo:rsid="0e90c1b2" style:font-weight-asian="normal" style:font-weight-complex="normal"/>
    </style:style>
    <style:style style:name="T104" style:family="text">
      <style:text-properties fo:font-weight="normal" officeooo:rsid="116bdfeb" style:font-weight-asian="normal" style:font-weight-complex="normal"/>
    </style:style>
    <style:style style:name="T105" style:family="text">
      <style:text-properties fo:font-weight="normal" officeooo:rsid="116d04ea" style:font-weight-asian="normal" style:font-weight-complex="normal"/>
    </style:style>
    <style:style style:name="T106" style:family="text">
      <style:text-properties fo:font-weight="normal" officeooo:rsid="116ecaac" style:font-weight-asian="normal" style:font-weight-complex="normal"/>
    </style:style>
    <style:style style:name="T107" style:family="text">
      <style:text-properties fo:font-weight="normal" officeooo:rsid="11708de4" style:font-weight-asian="normal" style:font-weight-complex="normal"/>
    </style:style>
    <style:style style:name="T108" style:family="text">
      <style:text-properties fo:font-weight="normal" officeooo:rsid="117191c7" style:font-weight-asian="normal" style:font-weight-complex="normal"/>
    </style:style>
    <style:style style:name="T109" style:family="text">
      <style:text-properties fo:font-weight="normal" officeooo:rsid="117196eb" style:font-weight-asian="normal" style:font-weight-complex="normal"/>
    </style:style>
    <style:style style:name="T110" style:family="text">
      <style:text-properties fo:font-weight="normal" officeooo:rsid="1171a9cf" style:font-weight-asian="normal" style:font-weight-complex="normal"/>
    </style:style>
    <style:style style:name="T111" style:family="text">
      <style:text-properties fo:font-weight="normal" officeooo:rsid="11734882" style:font-weight-asian="normal" style:font-weight-complex="normal"/>
    </style:style>
    <style:style style:name="T112" style:family="text">
      <style:text-properties fo:font-weight="normal" officeooo:rsid="117479c9" style:font-weight-asian="normal" style:font-weight-complex="normal"/>
    </style:style>
    <style:style style:name="T113" style:family="text">
      <style:text-properties fo:font-weight="normal" officeooo:rsid="1175ff29" style:font-weight-asian="normal" style:font-weight-complex="normal"/>
    </style:style>
    <style:style style:name="T114" style:family="text">
      <style:text-properties fo:font-weight="normal" officeooo:rsid="1177b1c9" style:font-weight-asian="normal" style:font-weight-complex="normal"/>
    </style:style>
    <style:style style:name="T115" style:family="text">
      <style:text-properties fo:font-weight="normal" officeooo:rsid="1179134e" style:font-weight-asian="normal" style:font-weight-complex="normal"/>
    </style:style>
    <style:style style:name="T116" style:family="text">
      <style:text-properties fo:font-weight="normal" officeooo:rsid="117a6979" style:font-weight-asian="normal" style:font-weight-complex="normal"/>
    </style:style>
    <style:style style:name="T117" style:family="text">
      <style:text-properties fo:font-weight="normal" officeooo:rsid="117b0b26" style:font-weight-asian="normal" style:font-weight-complex="normal"/>
    </style:style>
    <style:style style:name="T118" style:family="text">
      <style:text-properties fo:font-weight="normal" officeooo:rsid="117c2ebb" style:font-weight-asian="normal" style:font-weight-complex="normal"/>
    </style:style>
    <style:style style:name="T119" style:family="text">
      <style:text-properties fo:font-weight="normal" officeooo:rsid="117cefe7" style:font-weight-asian="normal" style:font-weight-complex="normal"/>
    </style:style>
    <style:style style:name="T120" style:family="text">
      <style:text-properties fo:font-weight="normal" officeooo:rsid="117ec823" style:font-weight-asian="normal" style:font-weight-complex="normal"/>
    </style:style>
    <style:style style:name="T121" style:family="text">
      <style:text-properties fo:font-weight="normal" officeooo:rsid="11801ca1" style:font-weight-asian="normal" style:font-weight-complex="normal"/>
    </style:style>
    <style:style style:name="T122" style:family="text">
      <style:text-properties fo:font-weight="normal" officeooo:rsid="1180360b" style:font-weight-asian="normal" style:font-weight-complex="normal"/>
    </style:style>
    <style:style style:name="T123" style:family="text">
      <style:text-properties fo:font-weight="normal" officeooo:rsid="118215c6" style:font-weight-asian="normal" style:font-weight-complex="normal"/>
    </style:style>
    <style:style style:name="T124" style:family="text">
      <style:text-properties fo:font-weight="normal" officeooo:rsid="11834ad1" style:font-weight-asian="normal" style:font-weight-complex="normal"/>
    </style:style>
    <style:style style:name="T125" style:family="text">
      <style:text-properties fo:font-weight="normal" officeooo:rsid="118481d6" style:font-weight-asian="normal" style:font-weight-complex="normal"/>
    </style:style>
    <style:style style:name="T126" style:family="text">
      <style:text-properties fo:font-weight="normal" officeooo:rsid="11860f8e" style:font-weight-asian="normal" style:font-weight-complex="normal"/>
    </style:style>
    <style:style style:name="T127" style:family="text">
      <style:text-properties fo:font-weight="normal" officeooo:rsid="1187dd84" style:font-weight-asian="normal" style:font-weight-complex="normal"/>
    </style:style>
    <style:style style:name="T128" style:family="text">
      <style:text-properties fo:font-weight="normal" officeooo:rsid="1189ae3a" style:font-weight-asian="normal" style:font-weight-complex="normal"/>
    </style:style>
    <style:style style:name="T129" style:family="text">
      <style:text-properties fo:font-weight="normal" officeooo:rsid="118a2e32" style:font-weight-asian="normal" style:font-weight-complex="normal"/>
    </style:style>
    <style:style style:name="T130" style:family="text">
      <style:text-properties fo:font-weight="normal" officeooo:rsid="118c65a3" style:font-weight-asian="normal" style:font-weight-complex="normal"/>
    </style:style>
    <style:style style:name="T131" style:family="text">
      <style:text-properties fo:font-weight="normal" officeooo:rsid="118db341" style:font-weight-asian="normal" style:font-weight-complex="normal"/>
    </style:style>
    <style:style style:name="T132" style:family="text">
      <style:text-properties fo:font-weight="normal" officeooo:rsid="118ebb8c" style:font-weight-asian="normal" style:font-weight-complex="normal"/>
    </style:style>
    <style:style style:name="T133" style:family="text">
      <style:text-properties fo:font-weight="normal" officeooo:rsid="118f82f0" style:font-weight-asian="normal" style:font-weight-complex="normal"/>
    </style:style>
    <style:style style:name="T134" style:family="text">
      <style:text-properties fo:font-weight="normal" officeooo:rsid="11911596" style:font-weight-asian="normal" style:font-weight-complex="normal"/>
    </style:style>
    <style:style style:name="T135" style:family="text">
      <style:text-properties fo:font-weight="normal" officeooo:rsid="11928408" style:font-weight-asian="normal" style:font-weight-complex="normal"/>
    </style:style>
    <style:style style:name="T136" style:family="text">
      <style:text-properties fo:font-weight="normal" officeooo:rsid="1193eecb" style:font-weight-asian="normal" style:font-weight-complex="normal"/>
    </style:style>
    <style:style style:name="T137" style:family="text">
      <style:text-properties fo:font-weight="normal" officeooo:rsid="11941eef" style:font-weight-asian="normal" style:font-weight-complex="normal"/>
    </style:style>
    <style:style style:name="T138" style:family="text">
      <style:text-properties fo:font-weight="normal" officeooo:rsid="1194fed7" style:font-weight-asian="normal" style:font-weight-complex="normal"/>
    </style:style>
    <style:style style:name="T139" style:family="text">
      <style:text-properties fo:font-weight="normal" officeooo:rsid="11950b09" style:font-weight-asian="normal" style:font-weight-complex="normal"/>
    </style:style>
    <style:style style:name="T140" style:family="text">
      <style:text-properties fo:font-weight="normal" officeooo:rsid="1195f513" style:font-weight-asian="normal" style:font-weight-complex="normal"/>
    </style:style>
    <style:style style:name="T141" style:family="text">
      <style:text-properties fo:font-weight="normal" officeooo:rsid="1197755a" style:font-weight-asian="normal" style:font-weight-complex="normal"/>
    </style:style>
    <style:style style:name="T142" style:family="text">
      <style:text-properties fo:font-weight="normal" officeooo:rsid="1198a797" style:font-weight-asian="normal" style:font-weight-complex="normal"/>
    </style:style>
    <style:style style:name="T143" style:family="text">
      <style:text-properties fo:font-weight="normal" officeooo:rsid="1199ba6b" style:font-weight-asian="normal" style:font-weight-complex="normal"/>
    </style:style>
    <style:style style:name="T144" style:family="text">
      <style:text-properties fo:font-weight="normal" officeooo:rsid="119a3f0f" style:font-weight-asian="normal" style:font-weight-complex="normal"/>
    </style:style>
    <style:style style:name="T145" style:family="text">
      <style:text-properties fo:font-weight="normal" officeooo:rsid="119a527f" style:font-weight-asian="normal" style:font-weight-complex="normal"/>
    </style:style>
    <style:style style:name="T146" style:family="text">
      <style:text-properties fo:font-weight="normal" officeooo:rsid="119b9240" style:font-weight-asian="normal" style:font-weight-complex="normal"/>
    </style:style>
    <style:style style:name="T147" style:family="text">
      <style:text-properties fo:font-weight="normal" officeooo:rsid="119c55e3" style:font-weight-asian="normal" style:font-weight-complex="normal"/>
    </style:style>
    <style:style style:name="T148" style:family="text">
      <style:text-properties fo:font-weight="normal" officeooo:rsid="119e1854" style:font-weight-asian="normal" style:font-weight-complex="normal"/>
    </style:style>
    <style:style style:name="T149" style:family="text">
      <style:text-properties fo:font-weight="normal" officeooo:rsid="119fcd5c" style:font-weight-asian="normal" style:font-weight-complex="normal"/>
    </style:style>
    <style:style style:name="T150" style:family="text">
      <style:text-properties fo:font-weight="normal" officeooo:rsid="11a15073" style:font-weight-asian="normal" style:font-weight-complex="normal"/>
    </style:style>
    <style:style style:name="T151" style:family="text">
      <style:text-properties fo:font-weight="normal" officeooo:rsid="11a2de3c" style:font-weight-asian="normal" style:font-weight-complex="normal"/>
    </style:style>
    <style:style style:name="T152" style:family="text">
      <style:text-properties fo:font-weight="normal" officeooo:rsid="11a31cf1" style:font-weight-asian="normal" style:font-weight-complex="normal"/>
    </style:style>
    <style:style style:name="T153" style:family="text">
      <style:text-properties fo:font-weight="normal" officeooo:rsid="11a351ec" style:font-weight-asian="normal" style:font-weight-complex="normal"/>
    </style:style>
    <style:style style:name="T154" style:family="text">
      <style:text-properties fo:font-weight="normal" officeooo:rsid="11a4c83a" style:font-weight-asian="normal" style:font-weight-complex="normal"/>
    </style:style>
    <style:style style:name="T155" style:family="text">
      <style:text-properties fo:font-weight="normal" officeooo:rsid="11a50e90" style:font-weight-asian="normal" style:font-weight-complex="normal"/>
    </style:style>
    <style:style style:name="T156" style:family="text">
      <style:text-properties fo:font-weight="normal" officeooo:rsid="11a61408" style:font-weight-asian="normal" style:font-weight-complex="normal"/>
    </style:style>
    <style:style style:name="T157" style:family="text">
      <style:text-properties fo:font-weight="normal" officeooo:rsid="11a72e24" style:font-weight-asian="normal" style:font-weight-complex="normal"/>
    </style:style>
    <style:style style:name="T158" style:family="text">
      <style:text-properties fo:font-weight="normal" officeooo:rsid="11a868d2" style:font-weight-asian="normal" style:font-weight-complex="normal"/>
    </style:style>
    <style:style style:name="T159" style:family="text">
      <style:text-properties fo:font-weight="normal" officeooo:rsid="11a8a762" style:font-weight-asian="normal" style:font-weight-complex="normal"/>
    </style:style>
    <style:style style:name="T160" style:family="text">
      <style:text-properties fo:font-weight="normal" officeooo:rsid="11a8bd8e" style:font-weight-asian="normal" style:font-weight-complex="normal"/>
    </style:style>
    <style:style style:name="T161" style:family="text">
      <style:text-properties fo:font-weight="normal" officeooo:rsid="11aa21ca" style:font-weight-asian="normal" style:font-weight-complex="normal"/>
    </style:style>
    <style:style style:name="T162" style:family="text">
      <style:text-properties fo:font-weight="normal" officeooo:rsid="11aae844" style:font-weight-asian="normal" style:font-weight-complex="normal"/>
    </style:style>
    <style:style style:name="T163" style:family="text">
      <style:text-properties fo:font-weight="normal" officeooo:rsid="11ac9c6a" style:font-weight-asian="normal" style:font-weight-complex="normal"/>
    </style:style>
    <style:style style:name="T164" style:family="text">
      <style:text-properties fo:font-weight="normal" officeooo:rsid="11ad48d4" style:font-weight-asian="normal" style:font-weight-complex="normal"/>
    </style:style>
    <style:style style:name="T165" style:family="text">
      <style:text-properties fo:font-weight="normal" officeooo:rsid="11ae1162" style:font-weight-asian="normal" style:font-weight-complex="normal"/>
    </style:style>
    <style:style style:name="T166" style:family="text">
      <style:text-properties fo:font-weight="normal" officeooo:rsid="11ae31e8" style:font-weight-asian="normal" style:font-weight-complex="normal"/>
    </style:style>
    <style:style style:name="T167" style:family="text">
      <style:text-properties fo:font-weight="normal" officeooo:rsid="11af59cc" style:font-weight-asian="normal" style:font-weight-complex="normal"/>
    </style:style>
    <style:style style:name="T168" style:family="text">
      <style:text-properties fo:font-weight="normal" officeooo:rsid="11b0c68f" style:font-weight-asian="normal" style:font-weight-complex="normal"/>
    </style:style>
    <style:style style:name="T169" style:family="text">
      <style:text-properties fo:font-weight="normal" officeooo:rsid="11b1f79b" style:font-weight-asian="normal" style:font-weight-complex="normal"/>
    </style:style>
    <style:style style:name="T170" style:family="text">
      <style:text-properties fo:font-weight="normal" officeooo:rsid="11b38a54" style:font-weight-asian="normal" style:font-weight-complex="normal"/>
    </style:style>
    <style:style style:name="T171" style:family="text">
      <style:text-properties fo:font-weight="normal" officeooo:rsid="11b4455a" style:font-weight-asian="normal" style:font-weight-complex="normal"/>
    </style:style>
    <style:style style:name="T172" style:family="text">
      <style:text-properties fo:font-weight="normal" officeooo:rsid="11b50db4" style:font-weight-asian="normal" style:font-weight-complex="normal"/>
    </style:style>
    <style:style style:name="T173" style:family="text">
      <style:text-properties fo:font-weight="normal" officeooo:rsid="11b6c4a6" style:font-weight-asian="normal" style:font-weight-complex="normal"/>
    </style:style>
    <style:style style:name="T174" style:family="text">
      <style:text-properties fo:font-weight="normal" officeooo:rsid="11b6f0aa" style:font-weight-asian="normal" style:font-weight-complex="normal"/>
    </style:style>
    <style:style style:name="T175" style:family="text">
      <style:text-properties fo:font-weight="normal" officeooo:rsid="11b72c4c" style:font-weight-asian="normal" style:font-weight-complex="normal"/>
    </style:style>
    <style:style style:name="T176" style:family="text">
      <style:text-properties fo:font-weight="normal" officeooo:rsid="11b77e44" style:font-weight-asian="normal" style:font-weight-complex="normal"/>
    </style:style>
    <style:style style:name="T177" style:family="text">
      <style:text-properties fo:font-weight="normal" officeooo:rsid="11b8f7a6" style:font-weight-asian="normal" style:font-weight-complex="normal"/>
    </style:style>
    <style:style style:name="T178" style:family="text">
      <style:text-properties fo:font-weight="normal" officeooo:rsid="11ba07be" style:font-weight-asian="normal" style:font-weight-complex="normal"/>
    </style:style>
    <style:style style:name="T179" style:family="text">
      <style:text-properties fo:font-weight="normal" officeooo:rsid="11ba0aa7" style:font-weight-asian="normal" style:font-weight-complex="normal"/>
    </style:style>
    <style:style style:name="T180" style:family="text">
      <style:text-properties fo:font-weight="normal" officeooo:rsid="11bb6066" style:font-weight-asian="normal" style:font-weight-complex="normal"/>
    </style:style>
    <style:style style:name="T181" style:family="text">
      <style:text-properties fo:font-weight="normal" officeooo:rsid="11bc8111" style:font-weight-asian="normal" style:font-weight-complex="normal"/>
    </style:style>
    <style:style style:name="T182" style:family="text">
      <style:text-properties fo:font-weight="normal" officeooo:rsid="11bc9386" style:font-weight-asian="normal" style:font-weight-complex="normal"/>
    </style:style>
    <style:style style:name="T183" style:family="text">
      <style:text-properties fo:font-weight="normal" officeooo:rsid="11be5c2c" style:font-weight-asian="normal" style:font-weight-complex="normal"/>
    </style:style>
    <style:style style:name="T184" style:family="text">
      <style:text-properties fo:font-weight="normal" officeooo:rsid="11bfe3a9" style:font-weight-asian="normal" style:font-weight-complex="normal"/>
    </style:style>
    <style:style style:name="T185" style:family="text">
      <style:text-properties fo:font-weight="normal" officeooo:rsid="11c0a85d" style:font-weight-asian="normal" style:font-weight-complex="normal"/>
    </style:style>
    <style:style style:name="T186" style:family="text">
      <style:text-properties fo:font-weight="normal" officeooo:rsid="11c1cd8c" style:font-weight-asian="normal" style:font-weight-complex="normal"/>
    </style:style>
    <style:style style:name="T187" style:family="text">
      <style:text-properties fo:font-weight="normal" officeooo:rsid="11c1d41e" style:font-weight-asian="normal" style:font-weight-complex="normal"/>
    </style:style>
    <style:style style:name="T188" style:family="text">
      <style:text-properties fo:font-weight="normal" officeooo:rsid="11c237b3" style:font-weight-asian="normal" style:font-weight-complex="normal"/>
    </style:style>
    <style:style style:name="T189" style:family="text">
      <style:text-properties fo:font-weight="normal" officeooo:rsid="11c35bf8" style:font-weight-asian="normal" style:font-weight-complex="normal"/>
    </style:style>
    <style:style style:name="T190" style:family="text">
      <style:text-properties fo:font-weight="normal" officeooo:rsid="11c3f6c8" style:font-weight-asian="normal" style:font-weight-complex="normal"/>
    </style:style>
    <style:style style:name="T191" style:family="text">
      <style:text-properties fo:font-weight="normal" officeooo:rsid="11c6ce10" style:font-weight-asian="normal" style:font-weight-complex="normal"/>
    </style:style>
    <style:style style:name="T192" style:family="text">
      <style:text-properties fo:font-weight="normal" officeooo:rsid="11c719f5" style:font-weight-asian="normal" style:font-weight-complex="normal"/>
    </style:style>
    <style:style style:name="T193" style:family="text">
      <style:text-properties fo:font-weight="normal" officeooo:rsid="11c8174b" style:font-weight-asian="normal" style:font-weight-complex="normal"/>
    </style:style>
    <style:style style:name="T194" style:family="text">
      <style:text-properties fo:font-weight="normal" officeooo:rsid="11ca1f56" style:font-weight-asian="normal" style:font-weight-complex="normal"/>
    </style:style>
    <style:style style:name="T195" style:family="text">
      <style:text-properties fo:font-weight="normal" officeooo:rsid="11cae42a" style:font-weight-asian="normal" style:font-weight-complex="normal"/>
    </style:style>
    <style:style style:name="T196" style:family="text">
      <style:text-properties fo:font-weight="normal" officeooo:rsid="11cca03c" style:font-weight-asian="normal" style:font-weight-complex="normal"/>
    </style:style>
    <style:style style:name="T197" style:family="text">
      <style:text-properties fo:font-weight="normal" officeooo:rsid="11ccdc5c" style:font-weight-asian="normal" style:font-weight-complex="normal"/>
    </style:style>
    <style:style style:name="T198" style:family="text">
      <style:text-properties fo:font-weight="normal" officeooo:rsid="11cced9e" style:font-weight-asian="normal" style:font-weight-complex="normal"/>
    </style:style>
    <style:style style:name="T199" style:family="text">
      <style:text-properties fo:font-weight="normal" officeooo:rsid="11ce0053" style:font-weight-asian="normal" style:font-weight-complex="normal"/>
    </style:style>
    <style:style style:name="T200" style:family="text">
      <style:text-properties fo:font-weight="normal" officeooo:rsid="11e95875" style:font-weight-asian="normal" style:font-weight-complex="normal"/>
    </style:style>
    <style:style style:name="T201" style:family="text">
      <style:text-properties officeooo:rsid="0b416488"/>
    </style:style>
    <style:style style:name="T202" style:family="text">
      <style:text-properties officeooo:rsid="0b43ee74"/>
    </style:style>
    <style:style style:name="T203" style:family="text">
      <style:text-properties officeooo:rsid="0b4c623e"/>
    </style:style>
    <style:style style:name="T204" style:family="text">
      <style:text-properties officeooo:rsid="0b50f69b"/>
    </style:style>
    <style:style style:name="T205" style:family="text">
      <style:text-properties officeooo:rsid="0b5bfb25"/>
    </style:style>
    <style:style style:name="T206" style:family="text">
      <style:text-properties officeooo:rsid="0b6a36a1"/>
    </style:style>
    <style:style style:name="T207" style:family="text">
      <style:text-properties officeooo:rsid="0b741a29"/>
    </style:style>
    <style:style style:name="T208" style:family="text">
      <style:text-properties officeooo:rsid="0b7fb017"/>
    </style:style>
    <style:style style:name="T209" style:family="text">
      <style:text-properties officeooo:rsid="0b8fcca6"/>
    </style:style>
    <style:style style:name="T210" style:family="text">
      <style:text-properties officeooo:rsid="0b91ad67"/>
    </style:style>
    <style:style style:name="T211" style:family="text">
      <style:text-properties officeooo:rsid="0b920c29"/>
    </style:style>
    <style:style style:name="T212" style:family="text">
      <style:text-properties officeooo:rsid="0b93cdbd"/>
    </style:style>
    <style:style style:name="T213" style:family="text">
      <style:text-properties officeooo:rsid="0b93de94"/>
    </style:style>
    <style:style style:name="T214" style:family="text">
      <style:text-properties officeooo:rsid="0b957575"/>
    </style:style>
    <style:style style:name="T215" style:family="text">
      <style:text-properties officeooo:rsid="0b97487e"/>
    </style:style>
    <style:style style:name="T216" style:family="text">
      <style:text-properties officeooo:rsid="0b988955"/>
    </style:style>
    <style:style style:name="T217" style:family="text">
      <style:text-properties officeooo:rsid="0b9a7f32"/>
    </style:style>
    <style:style style:name="T218" style:family="text">
      <style:text-properties officeooo:rsid="0ba1ddbb"/>
    </style:style>
    <style:style style:name="T219" style:family="text">
      <style:text-properties officeooo:rsid="0ba20754"/>
    </style:style>
    <style:style style:name="T220" style:family="text">
      <style:text-properties officeooo:rsid="0bba6999"/>
    </style:style>
    <style:style style:name="T221" style:family="text">
      <style:text-properties officeooo:rsid="0bc3a1d8"/>
    </style:style>
    <style:style style:name="T222" style:family="text">
      <style:text-properties officeooo:rsid="0bd0aff5"/>
    </style:style>
    <style:style style:name="T223" style:family="text">
      <style:text-properties officeooo:rsid="0bda73fa"/>
    </style:style>
    <style:style style:name="T224" style:family="text">
      <style:text-properties officeooo:rsid="0bde2b34"/>
    </style:style>
    <style:style style:name="T225" style:family="text">
      <style:text-properties officeooo:rsid="0be2d245"/>
    </style:style>
    <style:style style:name="T226" style:family="text">
      <style:text-properties officeooo:rsid="0be717ca"/>
    </style:style>
    <style:style style:name="T227" style:family="text">
      <style:text-properties officeooo:rsid="0bfeb951"/>
    </style:style>
    <style:style style:name="T228" style:family="text">
      <style:text-properties officeooo:rsid="0c047729"/>
    </style:style>
    <style:style style:name="T229" style:family="text">
      <style:text-properties officeooo:rsid="0c06626b"/>
    </style:style>
    <style:style style:name="T230" style:family="text">
      <style:text-properties officeooo:rsid="0c07676f"/>
    </style:style>
    <style:style style:name="T231"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232"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233"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234"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235"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236"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237" style:family="text">
      <style:text-properties officeooo:rsid="0c24874b"/>
    </style:style>
    <style:style style:name="T238" style:family="text">
      <style:text-properties officeooo:rsid="0c25ab7d"/>
    </style:style>
    <style:style style:name="T239" style:family="text">
      <style:text-properties officeooo:rsid="0c297bd0"/>
    </style:style>
    <style:style style:name="T240" style:family="text">
      <style:text-properties officeooo:rsid="0c2c09be"/>
    </style:style>
    <style:style style:name="T241" style:family="text">
      <style:text-properties officeooo:rsid="0c2cf1e4"/>
    </style:style>
    <style:style style:name="T242" style:family="text">
      <style:text-properties officeooo:rsid="0c2e37a9"/>
    </style:style>
    <style:style style:name="T243" style:family="text">
      <style:text-properties officeooo:rsid="0c3c7d42"/>
    </style:style>
    <style:style style:name="T244" style:family="text">
      <style:text-properties officeooo:rsid="0c425955"/>
    </style:style>
    <style:style style:name="T245" style:family="text">
      <style:text-properties officeooo:rsid="0c4b646a"/>
    </style:style>
    <style:style style:name="T246" style:family="text">
      <style:text-properties officeooo:rsid="0c5b9cc7"/>
    </style:style>
    <style:style style:name="T247" style:family="text">
      <style:text-properties officeooo:rsid="0c6118b9"/>
    </style:style>
    <style:style style:name="T248" style:family="text">
      <style:text-properties officeooo:rsid="0c62b543"/>
    </style:style>
    <style:style style:name="T249" style:family="text">
      <style:text-properties officeooo:rsid="0c644603"/>
    </style:style>
    <style:style style:name="T250" style:family="text">
      <style:text-properties officeooo:rsid="0c671f11"/>
    </style:style>
    <style:style style:name="T251" style:family="text">
      <style:text-properties officeooo:rsid="0c6c4585"/>
    </style:style>
    <style:style style:name="T252" style:family="text">
      <style:text-properties officeooo:rsid="0c6c849f"/>
    </style:style>
    <style:style style:name="T253" style:family="text">
      <style:text-properties officeooo:rsid="0c6ef73e"/>
    </style:style>
    <style:style style:name="T254" style:family="text">
      <style:text-properties officeooo:rsid="0c724416"/>
    </style:style>
    <style:style style:name="T255" style:family="text">
      <style:text-properties officeooo:rsid="0c79e5a8"/>
    </style:style>
    <style:style style:name="T256" style:family="text">
      <style:text-properties officeooo:rsid="0c7d62c6"/>
    </style:style>
    <style:style style:name="T257" style:family="text">
      <style:text-properties officeooo:rsid="0c7ecba9"/>
    </style:style>
    <style:style style:name="T258" style:family="text">
      <style:text-properties officeooo:rsid="0c7f26c8"/>
    </style:style>
    <style:style style:name="T259" style:family="text">
      <style:text-properties officeooo:rsid="0c86bd86"/>
    </style:style>
    <style:style style:name="T260" style:family="text">
      <style:text-properties officeooo:rsid="0c871729"/>
    </style:style>
    <style:style style:name="T261" style:family="text">
      <style:text-properties officeooo:rsid="0c88360f"/>
    </style:style>
    <style:style style:name="T262" style:family="text">
      <style:text-properties officeooo:rsid="0c8fd045"/>
    </style:style>
    <style:style style:name="T263" style:family="text">
      <style:text-properties officeooo:rsid="0c935337"/>
    </style:style>
    <style:style style:name="T264" style:family="text">
      <style:text-properties officeooo:rsid="0c944a08"/>
    </style:style>
    <style:style style:name="T265" style:family="text">
      <style:text-properties officeooo:rsid="0c94b478"/>
    </style:style>
    <style:style style:name="T266" style:family="text">
      <style:text-properties officeooo:rsid="0c95bc25"/>
    </style:style>
    <style:style style:name="T267" style:family="text">
      <style:text-properties officeooo:rsid="0c9623d2"/>
    </style:style>
    <style:style style:name="T268" style:family="text">
      <style:text-properties officeooo:rsid="0c96dcba"/>
    </style:style>
    <style:style style:name="T269" style:family="text">
      <style:text-properties officeooo:rsid="0c98a34a"/>
    </style:style>
    <style:style style:name="T270" style:family="text">
      <style:text-properties officeooo:rsid="0b43439c"/>
    </style:style>
    <style:style style:name="T271" style:family="text">
      <style:text-properties officeooo:rsid="0c9b62eb"/>
    </style:style>
    <style:style style:name="T272" style:family="text">
      <style:text-properties officeooo:rsid="0c9e837c"/>
    </style:style>
    <style:style style:name="T273" style:family="text">
      <style:text-properties officeooo:rsid="0ca2496d"/>
    </style:style>
    <style:style style:name="T274" style:family="text">
      <style:text-properties officeooo:rsid="0caddbe6"/>
    </style:style>
    <style:style style:name="T275" style:family="text">
      <style:text-properties officeooo:rsid="0cb9f7eb"/>
    </style:style>
    <style:style style:name="T276" style:family="text">
      <style:text-properties officeooo:rsid="0cbe3c72"/>
    </style:style>
    <style:style style:name="T277" style:family="text">
      <style:text-properties officeooo:rsid="0cc21a30"/>
    </style:style>
    <style:style style:name="T278" style:family="text">
      <style:text-properties officeooo:rsid="0cc66b6f"/>
    </style:style>
    <style:style style:name="T279" style:family="text">
      <style:text-properties officeooo:rsid="0cd172cd"/>
    </style:style>
    <style:style style:name="T280" style:family="text">
      <style:text-properties officeooo:rsid="0cd57380"/>
    </style:style>
    <style:style style:name="T281" style:family="text">
      <style:text-properties officeooo:rsid="0cd7a34b"/>
    </style:style>
    <style:style style:name="T282" style:family="text">
      <style:text-properties officeooo:rsid="0cd7ab9c"/>
    </style:style>
    <style:style style:name="T283" style:family="text">
      <style:text-properties officeooo:rsid="0cd7cea2"/>
    </style:style>
    <style:style style:name="T284" style:family="text">
      <style:text-properties officeooo:rsid="0ce8aaa6"/>
    </style:style>
    <style:style style:name="T285" style:family="text">
      <style:text-properties officeooo:rsid="0cfb5110"/>
    </style:style>
    <style:style style:name="T286" style:family="text">
      <style:text-properties officeooo:rsid="0cfd9960"/>
    </style:style>
    <style:style style:name="T287" style:family="text">
      <style:text-properties officeooo:rsid="0cfe4057"/>
    </style:style>
    <style:style style:name="T288" style:family="text">
      <style:text-properties officeooo:rsid="0cff8219"/>
    </style:style>
    <style:style style:name="T289" style:family="text">
      <style:text-properties officeooo:rsid="0d038f0c"/>
    </style:style>
    <style:style style:name="T290" style:family="text">
      <style:text-properties officeooo:rsid="0d058575"/>
    </style:style>
    <style:style style:name="T291" style:family="text">
      <style:text-properties officeooo:rsid="0d06680c"/>
    </style:style>
    <style:style style:name="T292" style:family="text">
      <style:text-properties officeooo:rsid="0d07c1fc"/>
    </style:style>
    <style:style style:name="T293" style:family="text">
      <style:text-properties officeooo:rsid="0d0a1681"/>
    </style:style>
    <style:style style:name="T294" style:family="text">
      <style:text-properties officeooo:rsid="0d0c2d37"/>
    </style:style>
    <style:style style:name="T295" style:family="text">
      <style:text-properties officeooo:rsid="0d0ee2f7"/>
    </style:style>
    <style:style style:name="T296" style:family="text">
      <style:text-properties officeooo:rsid="0d10eb2f"/>
    </style:style>
    <style:style style:name="T297" style:family="text">
      <style:text-properties officeooo:rsid="0d1177f5"/>
    </style:style>
    <style:style style:name="T298" style:family="text">
      <style:text-properties officeooo:rsid="0d12766f"/>
    </style:style>
    <style:style style:name="T299" style:family="text">
      <style:text-properties officeooo:rsid="0d143d36"/>
    </style:style>
    <style:style style:name="T300" style:family="text">
      <style:text-properties officeooo:rsid="0d157858"/>
    </style:style>
    <style:style style:name="T301" style:family="text">
      <style:text-properties officeooo:rsid="0d167e81"/>
    </style:style>
    <style:style style:name="T302" style:family="text">
      <style:text-properties officeooo:rsid="0d181048"/>
    </style:style>
    <style:style style:name="T303" style:family="text">
      <style:text-properties officeooo:rsid="0d1a0f5b"/>
    </style:style>
    <style:style style:name="T304" style:family="text">
      <style:text-properties officeooo:rsid="0d1b28ab"/>
    </style:style>
    <style:style style:name="T305" style:family="text">
      <style:text-properties officeooo:rsid="0d1ca8f0"/>
    </style:style>
    <style:style style:name="T306" style:family="text">
      <style:text-properties officeooo:rsid="0d2042a5"/>
    </style:style>
    <style:style style:name="T307" style:family="text">
      <style:text-properties officeooo:rsid="0d26cde2"/>
    </style:style>
    <style:style style:name="T308" style:family="text">
      <style:text-properties officeooo:rsid="0d287f32"/>
    </style:style>
    <style:style style:name="T309" style:family="text">
      <style:text-properties officeooo:rsid="0d2980b3"/>
    </style:style>
    <style:style style:name="T310" style:family="text">
      <style:text-properties officeooo:rsid="0d2d3a8c"/>
    </style:style>
    <style:style style:name="T311" style:family="text">
      <style:text-properties officeooo:rsid="0d2f2901"/>
    </style:style>
    <style:style style:name="T312" style:family="text">
      <style:text-properties officeooo:rsid="0d3993f8"/>
    </style:style>
    <style:style style:name="T313" style:family="text">
      <style:text-properties officeooo:rsid="0d3bc723"/>
    </style:style>
    <style:style style:name="T314" style:family="text">
      <style:text-properties officeooo:rsid="0d3d3b41"/>
    </style:style>
    <style:style style:name="T315" style:family="text">
      <style:text-properties officeooo:rsid="0d3ec26d"/>
    </style:style>
    <style:style style:name="T316" style:family="text">
      <style:text-properties officeooo:rsid="0d3f5229"/>
    </style:style>
    <style:style style:name="T317" style:family="text">
      <style:text-properties officeooo:rsid="0d401987"/>
    </style:style>
    <style:style style:name="T318" style:family="text">
      <style:text-properties officeooo:rsid="0d419abb"/>
    </style:style>
    <style:style style:name="T319" style:family="text">
      <style:text-properties officeooo:rsid="0d485ca2"/>
    </style:style>
    <style:style style:name="T320" style:family="text">
      <style:text-properties officeooo:rsid="0d4f9d95"/>
    </style:style>
    <style:style style:name="T321" style:family="text">
      <style:text-properties officeooo:rsid="0d511e95"/>
    </style:style>
    <style:style style:name="T322" style:family="text">
      <style:text-properties officeooo:rsid="0d5414f5"/>
    </style:style>
    <style:style style:name="T323" style:family="text">
      <style:text-properties officeooo:rsid="0d568ff5"/>
    </style:style>
    <style:style style:name="T324" style:family="text">
      <style:text-properties officeooo:rsid="0d616c2f"/>
    </style:style>
    <style:style style:name="T325" style:family="text">
      <style:text-properties officeooo:rsid="0d62c197"/>
    </style:style>
    <style:style style:name="T326" style:family="text">
      <style:text-properties officeooo:rsid="0d646fe4"/>
    </style:style>
    <style:style style:name="T327" style:family="text">
      <style:text-properties officeooo:rsid="0d652cc7"/>
    </style:style>
    <style:style style:name="T328" style:family="text">
      <style:text-properties officeooo:rsid="0d68a0ff"/>
    </style:style>
    <style:style style:name="T329" style:family="text">
      <style:text-properties officeooo:rsid="0d690e90"/>
    </style:style>
    <style:style style:name="T330" style:family="text">
      <style:text-properties officeooo:rsid="0d6a70f2"/>
    </style:style>
    <style:style style:name="T331" style:family="text">
      <style:text-properties officeooo:rsid="0d71d0f3"/>
    </style:style>
    <style:style style:name="T332" style:family="text">
      <style:text-properties officeooo:rsid="0d727679"/>
    </style:style>
    <style:style style:name="T333" style:family="text">
      <style:text-properties officeooo:rsid="0d72d489"/>
    </style:style>
    <style:style style:name="T334" style:family="text">
      <style:text-properties officeooo:rsid="0d755530"/>
    </style:style>
    <style:style style:name="T335" style:family="text">
      <style:text-properties officeooo:rsid="0d76d94f"/>
    </style:style>
    <style:style style:name="T336" style:family="text">
      <style:text-properties officeooo:rsid="0d798a8d"/>
    </style:style>
    <style:style style:name="T337" style:family="text">
      <style:text-properties officeooo:rsid="0d7b62c5"/>
    </style:style>
    <style:style style:name="T338" style:family="text">
      <style:text-properties officeooo:rsid="0d7dd138"/>
    </style:style>
    <style:style style:name="T339" style:family="text">
      <style:text-properties officeooo:rsid="0d80e805"/>
    </style:style>
    <style:style style:name="T340" style:family="text">
      <style:text-properties officeooo:rsid="0d81edad"/>
    </style:style>
    <style:style style:name="T341" style:family="text">
      <style:text-properties officeooo:rsid="0d86f061"/>
    </style:style>
    <style:style style:name="T342" style:family="text">
      <style:text-properties officeooo:rsid="0d97f6a2"/>
    </style:style>
    <style:style style:name="T343" style:family="text">
      <style:text-properties officeooo:rsid="0d9950b8"/>
    </style:style>
    <style:style style:name="T344" style:family="text">
      <style:text-properties officeooo:rsid="0d9ad305"/>
    </style:style>
    <style:style style:name="T345" style:family="text">
      <style:text-properties officeooo:rsid="0d9ae32c"/>
    </style:style>
    <style:style style:name="T346" style:family="text">
      <style:text-properties officeooo:rsid="0d9c1bbc"/>
    </style:style>
    <style:style style:name="T347" style:family="text">
      <style:text-properties officeooo:rsid="0d9cd0e7"/>
    </style:style>
    <style:style style:name="T348" style:family="text">
      <style:text-properties officeooo:rsid="0d9fd888"/>
    </style:style>
    <style:style style:name="T349" style:family="text">
      <style:text-properties officeooo:rsid="0da19b60"/>
    </style:style>
    <style:style style:name="T350" style:family="text">
      <style:text-properties officeooo:rsid="0dadab31"/>
    </style:style>
    <style:style style:name="T351" style:family="text">
      <style:text-properties style:text-line-through-style="solid" style:text-line-through-type="single" officeooo:rsid="0dc94cbc"/>
    </style:style>
    <style:style style:name="T352" style:family="text">
      <style:text-properties officeooo:rsid="0dc94cbc"/>
    </style:style>
    <style:style style:name="T353" style:family="text">
      <style:text-properties officeooo:rsid="0dd2a221"/>
    </style:style>
    <style:style style:name="T354" style:family="text">
      <style:text-properties officeooo:rsid="0dd373bf"/>
    </style:style>
    <style:style style:name="T355" style:family="text">
      <style:text-properties officeooo:rsid="0dd47b54"/>
    </style:style>
    <style:style style:name="T356" style:family="text">
      <style:text-properties officeooo:rsid="0dd70208"/>
    </style:style>
    <style:style style:name="T357" style:family="text">
      <style:text-properties officeooo:rsid="0dd88e92"/>
    </style:style>
    <style:style style:name="T358" style:family="text">
      <style:text-properties officeooo:rsid="0de52c49"/>
    </style:style>
    <style:style style:name="T359" style:family="text">
      <style:text-properties officeooo:rsid="0df6f079"/>
    </style:style>
    <style:style style:name="T360" style:family="text">
      <style:text-properties officeooo:rsid="0e2658ca"/>
    </style:style>
    <style:style style:name="T361" style:family="text">
      <style:text-properties officeooo:rsid="0e2c4716"/>
    </style:style>
    <style:style style:name="T362" style:family="text">
      <style:text-properties officeooo:rsid="0e2ec392"/>
    </style:style>
    <style:style style:name="T363" style:family="text">
      <style:text-properties officeooo:rsid="0e3b2b2e"/>
    </style:style>
    <style:style style:name="T364" style:family="text">
      <style:text-properties officeooo:rsid="0e488cd8"/>
    </style:style>
    <style:style style:name="T365" style:family="text">
      <style:text-properties officeooo:rsid="0e53be8a"/>
    </style:style>
    <style:style style:name="T366" style:family="text">
      <style:text-properties officeooo:rsid="0e56b971"/>
    </style:style>
    <style:style style:name="T367" style:family="text">
      <style:text-properties officeooo:rsid="0e5a1716"/>
    </style:style>
    <style:style style:name="T368" style:family="text">
      <style:text-properties officeooo:rsid="0e611aab"/>
    </style:style>
    <style:style style:name="T369" style:family="text">
      <style:text-properties officeooo:rsid="0e91f0ce"/>
    </style:style>
    <style:style style:name="T370" style:family="text">
      <style:text-properties officeooo:rsid="0e93c4a8"/>
    </style:style>
    <style:style style:name="T371" style:family="text">
      <style:text-properties officeooo:rsid="0e93e4f2"/>
    </style:style>
    <style:style style:name="T372" style:family="text">
      <style:text-properties officeooo:rsid="0e963531"/>
    </style:style>
    <style:style style:name="T373" style:family="text">
      <style:text-properties officeooo:rsid="0e97424b"/>
    </style:style>
    <style:style style:name="T374" style:family="text">
      <style:text-properties officeooo:rsid="0e98b0fe"/>
    </style:style>
    <style:style style:name="T375" style:family="text">
      <style:text-properties officeooo:rsid="0e9a6afc"/>
    </style:style>
    <style:style style:name="T376" style:family="text">
      <style:text-properties officeooo:rsid="0ea57dae"/>
    </style:style>
    <style:style style:name="T377" style:family="text">
      <style:text-properties officeooo:rsid="0eb08076"/>
    </style:style>
    <style:style style:name="T378" style:family="text">
      <style:text-properties officeooo:rsid="0ec94294"/>
    </style:style>
    <style:style style:name="T379" style:family="text">
      <style:text-properties style:text-position="sub 58%" officeooo:rsid="0ec94294"/>
    </style:style>
    <style:style style:name="T380" style:family="text">
      <style:text-properties officeooo:rsid="0edd9c0f"/>
    </style:style>
    <style:style style:name="T381" style:family="text">
      <style:text-properties officeooo:rsid="0f020f5e"/>
    </style:style>
    <style:style style:name="T382" style:family="text">
      <style:text-properties officeooo:rsid="0f1937e4"/>
    </style:style>
    <style:style style:name="T383" style:family="text">
      <style:text-properties officeooo:rsid="0f21031e"/>
    </style:style>
    <style:style style:name="T384" style:family="text">
      <style:text-properties officeooo:rsid="0f635b0f"/>
    </style:style>
    <style:style style:name="T385" style:family="text">
      <style:text-properties officeooo:rsid="0f78e2b1"/>
    </style:style>
    <style:style style:name="T386" style:family="text">
      <style:text-properties officeooo:rsid="0f9f2194"/>
    </style:style>
    <style:style style:name="T387" style:family="text">
      <style:text-properties fo:font-variant="small-caps" officeooo:rsid="0f9f2194"/>
    </style:style>
    <style:style style:name="T388" style:family="text">
      <style:text-properties officeooo:rsid="0fa882d5"/>
    </style:style>
    <style:style style:name="T389" style:family="text">
      <style:text-properties officeooo:rsid="0fac6c6d"/>
    </style:style>
    <style:style style:name="T390" style:family="text">
      <style:text-properties officeooo:rsid="0fae0dd0"/>
    </style:style>
    <style:style style:name="T391" style:family="text">
      <style:text-properties officeooo:rsid="0fafb7df"/>
    </style:style>
    <style:style style:name="T392" style:family="text">
      <style:text-properties officeooo:rsid="0fb1372f"/>
    </style:style>
    <style:style style:name="T393" style:family="text">
      <style:text-properties officeooo:rsid="0fb1784e"/>
    </style:style>
    <style:style style:name="T394" style:family="text">
      <style:text-properties officeooo:rsid="0fb3448c"/>
    </style:style>
    <style:style style:name="T395" style:family="text">
      <style:text-properties officeooo:rsid="0fc03f5f"/>
    </style:style>
    <style:style style:name="T396" style:family="text">
      <style:text-properties officeooo:rsid="0fd30c23"/>
    </style:style>
    <style:style style:name="T397" style:family="text">
      <style:text-properties officeooo:rsid="0fd3ee90"/>
    </style:style>
    <style:style style:name="T398" style:family="text">
      <style:text-properties officeooo:rsid="0fd54f0d"/>
    </style:style>
    <style:style style:name="T399" style:family="text">
      <style:text-properties officeooo:rsid="0fd8698a"/>
    </style:style>
    <style:style style:name="T400" style:family="text">
      <style:text-properties officeooo:rsid="0fe3ace9"/>
    </style:style>
    <style:style style:name="T401" style:family="text">
      <style:text-properties officeooo:rsid="0fe5612b"/>
    </style:style>
    <style:style style:name="T402" style:family="text">
      <style:text-properties officeooo:rsid="0fe7ac21"/>
    </style:style>
    <style:style style:name="T403" style:family="text">
      <style:text-properties officeooo:rsid="0fed6e22"/>
    </style:style>
    <style:style style:name="T404" style:family="text">
      <style:text-properties officeooo:rsid="0fee8996"/>
    </style:style>
    <style:style style:name="T405" style:family="text">
      <style:text-properties officeooo:rsid="0ff6f180"/>
    </style:style>
    <style:style style:name="T406" style:family="text">
      <style:text-properties officeooo:rsid="0ffd43b5"/>
    </style:style>
    <style:style style:name="T407" style:family="text">
      <style:text-properties officeooo:rsid="0fffb3f1"/>
    </style:style>
    <style:style style:name="T408" style:family="text">
      <style:text-properties officeooo:rsid="10014487"/>
    </style:style>
    <style:style style:name="T409" style:family="text">
      <style:text-properties officeooo:rsid="1005e8ca"/>
    </style:style>
    <style:style style:name="T410" style:family="text">
      <style:text-properties officeooo:rsid="10073210"/>
    </style:style>
    <style:style style:name="T411" style:family="text">
      <style:text-properties officeooo:rsid="10159b61"/>
    </style:style>
    <style:style style:name="T412" style:family="text">
      <style:text-properties officeooo:rsid="1016781d"/>
    </style:style>
    <style:style style:name="T413" style:family="text">
      <style:text-properties officeooo:rsid="101860ff"/>
    </style:style>
    <style:style style:name="T414" style:family="text">
      <style:text-properties officeooo:rsid="101a50d0"/>
    </style:style>
    <style:style style:name="T415" style:family="text">
      <style:text-properties officeooo:rsid="101fb9fe"/>
    </style:style>
    <style:style style:name="T416" style:family="text">
      <style:text-properties officeooo:rsid="101fd8a6"/>
    </style:style>
    <style:style style:name="T417" style:family="text">
      <style:text-properties officeooo:rsid="10227404"/>
    </style:style>
    <style:style style:name="T418" style:family="text">
      <style:text-properties officeooo:rsid="102ca356"/>
    </style:style>
    <style:style style:name="T419" style:family="text">
      <style:text-properties officeooo:rsid="10329bd2"/>
    </style:style>
    <style:style style:name="T420" style:family="text">
      <style:text-properties officeooo:rsid="103309a8"/>
    </style:style>
    <style:style style:name="T421" style:family="text">
      <style:text-properties officeooo:rsid="103c2cee"/>
    </style:style>
    <style:style style:name="T422" style:family="text">
      <style:text-properties officeooo:rsid="103e085d"/>
    </style:style>
    <style:style style:name="T423" style:family="text">
      <style:text-properties officeooo:rsid="1043f76f"/>
    </style:style>
    <style:style style:name="T424" style:family="text">
      <style:text-properties officeooo:rsid="1045c1d0"/>
    </style:style>
    <style:style style:name="T425" style:family="text">
      <style:text-properties officeooo:rsid="10531d84"/>
    </style:style>
    <style:style style:name="T426" style:family="text">
      <style:text-properties officeooo:rsid="1053df68"/>
    </style:style>
    <style:style style:name="T427" style:family="text">
      <style:text-properties officeooo:rsid="1054e2e7"/>
    </style:style>
    <style:style style:name="T428" style:family="text">
      <style:text-properties officeooo:rsid="1058f6ab"/>
    </style:style>
    <style:style style:name="T429" style:family="text">
      <style:text-properties officeooo:rsid="1059588c"/>
    </style:style>
    <style:style style:name="T430" style:family="text">
      <style:text-properties officeooo:rsid="105a1881"/>
    </style:style>
    <style:style style:name="T431" style:family="text">
      <style:text-properties officeooo:rsid="105a8a0c"/>
    </style:style>
    <style:style style:name="T432" style:family="text">
      <style:text-properties officeooo:rsid="10617e6c"/>
    </style:style>
    <style:style style:name="T433" style:family="text">
      <style:text-properties officeooo:rsid="106fe638"/>
    </style:style>
    <style:style style:name="T434" style:family="text">
      <style:text-properties officeooo:rsid="1070eda5"/>
    </style:style>
    <style:style style:name="T435" style:family="text">
      <style:text-properties officeooo:rsid="1072b85d"/>
    </style:style>
    <style:style style:name="T436" style:family="text">
      <style:text-properties officeooo:rsid="10763368"/>
    </style:style>
    <style:style style:name="T437" style:family="text">
      <style:text-properties officeooo:rsid="1076f7f7"/>
    </style:style>
    <style:style style:name="T438" style:family="text">
      <style:text-properties officeooo:rsid="1078a149"/>
    </style:style>
    <style:style style:name="T439" style:family="text">
      <style:text-properties officeooo:rsid="1079496a"/>
    </style:style>
    <style:style style:name="T440" style:family="text">
      <style:text-properties officeooo:rsid="107d57b2"/>
    </style:style>
    <style:style style:name="T441" style:family="text">
      <style:text-properties officeooo:rsid="108fa491"/>
    </style:style>
    <style:style style:name="T442" style:family="text">
      <style:text-properties officeooo:rsid="108fd7c3"/>
    </style:style>
    <style:style style:name="T443" style:family="text">
      <style:text-properties officeooo:rsid="1090570a"/>
    </style:style>
    <style:style style:name="T444" style:family="text">
      <style:text-properties officeooo:rsid="1091ca78"/>
    </style:style>
    <style:style style:name="T445" style:family="text">
      <style:text-properties officeooo:rsid="1091e998"/>
    </style:style>
    <style:style style:name="T446" style:family="text">
      <style:text-properties officeooo:rsid="1092c8df"/>
    </style:style>
    <style:style style:name="T447" style:family="text">
      <style:text-properties officeooo:rsid="1093c45f"/>
    </style:style>
    <style:style style:name="T448" style:family="text">
      <style:text-properties officeooo:rsid="10953e19"/>
    </style:style>
    <style:style style:name="T449" style:family="text">
      <style:text-properties officeooo:rsid="109872a3"/>
    </style:style>
    <style:style style:name="T450" style:family="text">
      <style:text-properties officeooo:rsid="109aeeae"/>
    </style:style>
    <style:style style:name="T451" style:family="text">
      <style:text-properties officeooo:rsid="109ba79d"/>
    </style:style>
    <style:style style:name="T452" style:family="text">
      <style:text-properties officeooo:rsid="109c3871"/>
    </style:style>
    <style:style style:name="T453" style:family="text">
      <style:text-properties officeooo:rsid="109e2646"/>
    </style:style>
    <style:style style:name="T454" style:family="text">
      <style:text-properties officeooo:rsid="109f0e91"/>
    </style:style>
    <style:style style:name="T455" style:family="text">
      <style:text-properties officeooo:rsid="10b7cf99"/>
    </style:style>
    <style:style style:name="T456" style:family="text">
      <style:text-properties officeooo:rsid="10bd9496"/>
    </style:style>
    <style:style style:name="T457" style:family="text">
      <style:text-properties officeooo:rsid="10bdbd74"/>
    </style:style>
    <style:style style:name="T458" style:family="text">
      <style:text-properties officeooo:rsid="10d297d5"/>
    </style:style>
    <style:style style:name="T459" style:family="text">
      <style:text-properties officeooo:rsid="10e1fdf8"/>
    </style:style>
    <style:style style:name="T460" style:family="text">
      <style:text-properties officeooo:rsid="10e34b0f"/>
    </style:style>
    <style:style style:name="T461" style:family="text">
      <style:text-properties officeooo:rsid="10e53f59"/>
    </style:style>
    <style:style style:name="T462" style:family="text">
      <style:text-properties officeooo:rsid="10e98a78"/>
    </style:style>
    <style:style style:name="T463" style:family="text">
      <style:text-properties officeooo:rsid="10ee4ace"/>
    </style:style>
    <style:style style:name="T464" style:family="text">
      <style:text-properties officeooo:rsid="10f1486b"/>
    </style:style>
    <style:style style:name="T465" style:family="text">
      <style:text-properties officeooo:rsid="10f5c666"/>
    </style:style>
    <style:style style:name="T466" style:family="text">
      <style:text-properties officeooo:rsid="10f8f3ee"/>
    </style:style>
    <style:style style:name="T467" style:family="text">
      <style:text-properties officeooo:rsid="10fd9e26"/>
    </style:style>
    <style:style style:name="T468" style:family="text">
      <style:text-properties officeooo:rsid="10fefc79"/>
    </style:style>
    <style:style style:name="T469" style:family="text">
      <style:text-properties officeooo:rsid="11007a30"/>
    </style:style>
    <style:style style:name="T470" style:family="text">
      <style:text-properties officeooo:rsid="11029320"/>
    </style:style>
    <style:style style:name="T471" style:family="text">
      <style:text-properties officeooo:rsid="1104544b"/>
    </style:style>
    <style:style style:name="T472" style:family="text">
      <style:text-properties officeooo:rsid="11103f5b"/>
    </style:style>
    <style:style style:name="T473" style:family="text">
      <style:text-properties officeooo:rsid="11158b66"/>
    </style:style>
    <style:style style:name="T474" style:family="text">
      <style:text-properties officeooo:rsid="11198d84"/>
    </style:style>
    <style:style style:name="T475" style:family="text">
      <style:text-properties officeooo:rsid="11268f9c"/>
    </style:style>
    <style:style style:name="T476" style:family="text">
      <style:text-properties officeooo:rsid="1127fd73"/>
    </style:style>
    <style:style style:name="T477" style:family="text">
      <style:text-properties officeooo:rsid="11283853"/>
    </style:style>
    <style:style style:name="T478" style:family="text">
      <style:text-properties officeooo:rsid="11288c84"/>
    </style:style>
    <style:style style:name="T479" style:family="text">
      <style:text-properties officeooo:rsid="112a2a4a"/>
    </style:style>
    <style:style style:name="T480" style:family="text">
      <style:text-properties officeooo:rsid="112cd763"/>
    </style:style>
    <style:style style:name="T481" style:family="text">
      <style:text-properties officeooo:rsid="112ff265"/>
    </style:style>
    <style:style style:name="T482" style:family="text">
      <style:text-properties officeooo:rsid="114335fb"/>
    </style:style>
    <style:style style:name="T483" style:family="text">
      <style:text-properties officeooo:rsid="1145c68a"/>
    </style:style>
    <style:style style:name="T484" style:family="text">
      <style:text-properties officeooo:rsid="11560079"/>
    </style:style>
    <style:style style:name="T485" style:family="text">
      <style:text-properties officeooo:rsid="11cf667e"/>
    </style:style>
    <style:style style:name="T486" style:family="text">
      <style:text-properties officeooo:rsid="11d9ea4d"/>
    </style:style>
    <style:style style:name="T487" style:family="text">
      <style:text-properties officeooo:rsid="11ea62e3"/>
    </style:style>
    <style:style style:name="T488" style:family="text">
      <style:text-properties officeooo:rsid="11ec205a"/>
    </style:style>
    <style:style style:name="T489" style:family="text">
      <style:text-properties officeooo:rsid="11f047de"/>
    </style:style>
    <style:style style:name="T490" style:family="text">
      <style:text-properties officeooo:rsid="11f5c6ae"/>
    </style:style>
    <style:style style:name="T491" style:family="text">
      <style:text-properties officeooo:rsid="12014340"/>
    </style:style>
    <style:style style:name="T492" style:family="text">
      <style:text-properties officeooo:rsid="120ee3ab"/>
    </style:style>
    <style:style style:name="T493" style:family="text">
      <style:text-properties officeooo:rsid="121bccb1"/>
    </style:style>
    <style:style style:name="T494" style:family="text">
      <style:text-properties officeooo:rsid="1225aaad"/>
    </style:style>
    <style:style style:name="T495" style:family="text">
      <style:text-properties officeooo:rsid="12268991"/>
    </style:style>
    <style:style style:name="T496" style:family="text">
      <style:text-properties officeooo:rsid="12268ea2"/>
    </style:style>
    <style:style style:name="T497" style:family="text">
      <style:text-properties officeooo:rsid="1227db1b"/>
    </style:style>
    <style:style style:name="T498" style:family="text">
      <style:text-properties officeooo:rsid="12299ca2"/>
    </style:style>
    <style:style style:name="T499" style:family="text">
      <style:text-properties officeooo:rsid="122a4c1d"/>
    </style:style>
    <style:style style:name="T500" style:family="text">
      <style:text-properties officeooo:rsid="122c710e"/>
    </style:style>
    <style:style style:name="T501" style:family="text">
      <style:text-properties officeooo:rsid="122dcdf5"/>
    </style:style>
    <style:style style:name="T502" style:family="text">
      <style:text-properties officeooo:rsid="12304cdd"/>
    </style:style>
    <style:style style:name="T503" style:family="text">
      <style:text-properties officeooo:rsid="1231b863"/>
    </style:style>
    <style:style style:name="T504" style:family="text">
      <style:text-properties officeooo:rsid="1231d10f"/>
    </style:style>
    <style:style style:name="T505" style:family="text">
      <style:text-properties officeooo:rsid="12325d45"/>
    </style:style>
    <style:style style:name="T506" style:family="text">
      <style:text-properties officeooo:rsid="12337862"/>
    </style:style>
    <style:style style:name="T507" style:family="text">
      <style:text-properties officeooo:rsid="12460175"/>
    </style:style>
    <style:style style:name="T508" style:family="text">
      <style:text-properties officeooo:rsid="1247e699"/>
    </style:style>
    <style:style style:name="T509" style:family="text">
      <style:text-properties officeooo:rsid="124be94a"/>
    </style:style>
    <style:style style:name="T510" style:family="text">
      <style:text-properties officeooo:rsid="12585e0b"/>
    </style:style>
    <style:style style:name="T511" style:family="text">
      <style:text-properties officeooo:rsid="12590c08"/>
    </style:style>
    <style:style style:name="T512" style:family="text">
      <style:text-properties officeooo:rsid="125c9a41"/>
    </style:style>
    <style:style style:name="T513" style:family="text">
      <style:text-properties officeooo:rsid="126130b7"/>
    </style:style>
    <style:style style:name="T514" style:family="text">
      <style:text-properties officeooo:rsid="126a9f04"/>
    </style:style>
    <style:style style:name="T515" style:family="text">
      <style:text-properties officeooo:rsid="128322d8"/>
    </style:style>
    <style:style style:name="T516" style:family="text">
      <style:text-properties officeooo:rsid="128dfd51"/>
    </style:style>
    <style:style style:name="T517" style:family="text">
      <style:text-properties officeooo:rsid="12a4f96e"/>
    </style:style>
    <style:style style:name="T518" style:family="text">
      <style:text-properties officeooo:rsid="12d97731"/>
    </style:style>
    <style:style style:name="T519" style:family="text">
      <style:text-properties officeooo:rsid="12defea8"/>
    </style:style>
    <style:style style:name="T520" style:family="text">
      <style:text-properties officeooo:rsid="12ed41b0"/>
    </style:style>
    <style:style style:name="T521" style:family="text">
      <style:text-properties officeooo:rsid="12fdeeda"/>
    </style:style>
    <style:style style:name="T522" style:family="text">
      <style:text-properties officeooo:rsid="1311a4ac"/>
    </style:style>
    <style:style style:name="T523" style:family="text">
      <style:text-properties officeooo:rsid="1324a0fa"/>
    </style:style>
    <style:style style:name="T524" style:family="text">
      <style:text-properties officeooo:rsid="133cbfc4"/>
    </style:style>
    <style:style style:name="T525" style:family="text">
      <style:text-properties officeooo:rsid="134709ce"/>
    </style:style>
    <style:style style:name="T526" style:family="text">
      <style:text-properties officeooo:rsid="1353b15e"/>
    </style:style>
    <style:style style:name="T527" style:family="text">
      <style:text-properties officeooo:rsid="136d1484"/>
    </style:style>
    <style:style style:name="T528" style:family="text">
      <style:text-properties officeooo:rsid="136de403"/>
    </style:style>
    <style:style style:name="T529" style:family="text">
      <style:text-properties officeooo:rsid="1375a8e6"/>
    </style:style>
    <style:style style:name="T530" style:family="text">
      <style:text-properties officeooo:rsid="1377157c"/>
    </style:style>
    <style:style style:name="T531" style:family="text">
      <style:text-properties officeooo:rsid="13788e82"/>
    </style:style>
    <style:style style:name="T532" style:family="text">
      <style:text-properties officeooo:rsid="137926cf"/>
    </style:style>
    <style:style style:name="T533" style:family="text">
      <style:text-properties officeooo:rsid="137c6109"/>
    </style:style>
    <style:style style:name="T534" style:family="text">
      <style:text-properties officeooo:rsid="137ce0be"/>
    </style:style>
    <style:style style:name="T535" style:family="text">
      <style:text-properties officeooo:rsid="13803b82"/>
    </style:style>
    <style:style style:name="T536" style:family="text">
      <style:text-properties officeooo:rsid="138c2d14"/>
    </style:style>
    <style:style style:name="T537" style:family="text">
      <style:text-properties officeooo:rsid="138db859"/>
    </style:style>
    <style:style style:name="T538" style:family="text">
      <style:text-properties officeooo:rsid="138fa208"/>
    </style:style>
    <style:style style:name="T539" style:family="text">
      <style:text-properties officeooo:rsid="13917548"/>
    </style:style>
    <style:style style:name="T540" style:family="text">
      <style:text-properties officeooo:rsid="13922189"/>
    </style:style>
    <style:style style:name="T541" style:family="text">
      <style:text-properties officeooo:rsid="139a3713"/>
    </style:style>
    <style:style style:name="T542" style:family="text">
      <style:text-properties officeooo:rsid="139fb5d7"/>
    </style:style>
    <style:style style:name="T543" style:family="text">
      <style:text-properties officeooo:rsid="13a13a21"/>
    </style:style>
    <style:style style:name="T544" style:family="text">
      <style:text-properties officeooo:rsid="13b12725"/>
    </style:style>
    <style:style style:name="T545" style:family="text">
      <style:text-properties officeooo:rsid="13c2484d"/>
    </style:style>
    <style:style style:name="T546" style:family="text">
      <style:text-properties officeooo:rsid="13cf5012"/>
    </style:style>
    <style:style style:name="T547" style:family="text">
      <style:text-properties officeooo:rsid="13f5eb1e"/>
    </style:style>
    <style:style style:name="T548" style:family="text">
      <style:text-properties officeooo:rsid="13f767cd"/>
    </style:style>
    <style:style style:name="T549" style:family="text">
      <style:text-properties officeooo:rsid="13f86a73"/>
    </style:style>
    <style:style style:name="T550" style:family="text">
      <style:text-properties officeooo:rsid="13fb9344"/>
    </style:style>
    <style:style style:name="T551" style:family="text">
      <style:text-properties officeooo:rsid="140c7f66"/>
    </style:style>
    <style:style style:name="T552" style:family="text">
      <style:text-properties officeooo:rsid="14127fde"/>
    </style:style>
    <style:style style:name="T553" style:family="text">
      <style:text-properties officeooo:rsid="1412c0b6"/>
    </style:style>
    <style:style style:name="T554" style:family="text">
      <style:text-properties officeooo:rsid="14140c14"/>
    </style:style>
    <style:style style:name="T555" style:family="text">
      <style:text-properties officeooo:rsid="1417d837"/>
    </style:style>
    <style:style style:name="T556" style:family="text">
      <style:text-properties officeooo:rsid="14192e27"/>
    </style:style>
    <style:style style:name="T557" style:family="text">
      <style:text-properties officeooo:rsid="141a7d18"/>
    </style:style>
    <style:style style:name="T558" style:family="text">
      <style:text-properties officeooo:rsid="141c2abf"/>
    </style:style>
    <style:style style:name="T559" style:family="text">
      <style:text-properties officeooo:rsid="141e621a"/>
    </style:style>
    <style:style style:name="T560" style:family="text">
      <style:text-properties officeooo:rsid="14202510"/>
    </style:style>
    <style:style style:name="T561" style:family="text">
      <style:text-properties officeooo:rsid="14223581"/>
    </style:style>
    <style:style style:name="T562" style:family="text">
      <style:text-properties officeooo:rsid="1422fff8"/>
    </style:style>
    <style:style style:name="T563" style:family="text">
      <style:text-properties officeooo:rsid="14258a19"/>
    </style:style>
    <style:style style:name="T564" style:family="text">
      <style:text-properties officeooo:rsid="142fba1c"/>
    </style:style>
    <style:style style:name="T565" style:family="text">
      <style:text-properties officeooo:rsid="14310863"/>
    </style:style>
    <style:style style:name="T566" style:family="text">
      <style:text-properties officeooo:rsid="1432fdbe"/>
    </style:style>
    <style:style style:name="T567" style:family="text">
      <style:text-properties officeooo:rsid="1433d0bb"/>
    </style:style>
    <style:style style:name="T568" style:family="text">
      <style:text-properties officeooo:rsid="1435e51f"/>
    </style:style>
    <style:style style:name="T569" style:family="text">
      <style:text-properties officeooo:rsid="14365e91"/>
    </style:style>
    <style:style style:name="T570" style:family="text">
      <style:text-properties officeooo:rsid="143d45b0"/>
    </style:style>
    <style:style style:name="T571" style:family="text">
      <style:text-properties officeooo:rsid="143f3bb7"/>
    </style:style>
    <style:style style:name="T572" style:family="text">
      <style:text-properties officeooo:rsid="1440cd3d"/>
    </style:style>
    <style:style style:name="T573" style:family="text">
      <style:text-properties officeooo:rsid="14424b9c"/>
    </style:style>
    <style:style style:name="T574" style:family="text">
      <style:text-properties officeooo:rsid="144818a1"/>
    </style:style>
    <style:style style:name="T575" style:family="text">
      <style:text-properties officeooo:rsid="144ed100"/>
    </style:style>
    <style:style style:name="T576" style:family="text">
      <style:text-properties officeooo:rsid="145d5ad7"/>
    </style:style>
    <style:style style:name="T577" style:family="text">
      <style:text-properties officeooo:rsid="14659033"/>
    </style:style>
    <style:style style:name="T578" style:family="text">
      <style:text-properties officeooo:rsid="147446be"/>
    </style:style>
    <style:style style:name="T579" style:family="text">
      <style:text-properties officeooo:rsid="14866564"/>
    </style:style>
    <style:style style:name="T580" style:family="text">
      <style:text-properties officeooo:rsid="1496698f"/>
    </style:style>
    <style:style style:name="T581" style:family="text">
      <style:text-properties officeooo:rsid="1496fd28"/>
    </style:style>
    <style:style style:name="T582" style:family="text">
      <style:text-properties officeooo:rsid="1499fb6f"/>
    </style:style>
    <style:style style:name="T583" style:family="text">
      <style:text-properties officeooo:rsid="149bff7f"/>
    </style:style>
    <style:style style:name="T584" style:family="text">
      <style:text-properties officeooo:rsid="14aa27a4"/>
    </style:style>
    <style:style style:name="T585" style:family="text">
      <style:text-properties officeooo:rsid="14b831c3"/>
    </style:style>
    <style:style style:name="T586" style:family="text">
      <style:text-properties officeooo:rsid="14c80d1e"/>
    </style:style>
    <style:style style:name="T587" style:family="text">
      <style:text-properties officeooo:rsid="14ca08f7"/>
    </style:style>
    <style:style style:name="T588" style:family="text">
      <style:text-properties officeooo:rsid="14cdafcc"/>
    </style:style>
    <style:style style:name="T589" style:family="text">
      <style:text-properties officeooo:rsid="14cde715"/>
    </style:style>
    <style:style style:name="T590" style:family="text">
      <style:text-properties officeooo:rsid="14cf8094"/>
    </style:style>
    <style:style style:name="T591" style:family="text">
      <style:text-properties officeooo:rsid="14cfb5a3"/>
    </style:style>
    <style:style style:name="T592" style:family="text">
      <style:text-properties officeooo:rsid="14d3b1ce"/>
    </style:style>
    <style:style style:name="T593" style:family="text">
      <style:text-properties officeooo:rsid="14dad619"/>
    </style:style>
    <style:style style:name="T594" style:family="text">
      <style:text-properties officeooo:rsid="14db89b2"/>
    </style:style>
    <style:style style:name="T595" style:family="text">
      <style:text-properties officeooo:rsid="14dc8c41"/>
    </style:style>
    <style:style style:name="T596" style:family="text">
      <style:text-properties officeooo:rsid="14ddbe00"/>
    </style:style>
    <style:style style:name="T597" style:family="text">
      <style:text-properties officeooo:rsid="14dfb18a"/>
    </style:style>
    <style:style style:name="T598"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599"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600"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601"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602"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603"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604"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605"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606"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607"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608"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609"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610"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611"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612"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613"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614"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615" style:family="text">
      <style:text-properties officeooo:rsid="1506d9be"/>
    </style:style>
    <style:style style:name="T616" style:family="text">
      <style:text-properties officeooo:rsid="1509204d"/>
    </style:style>
    <style:style style:name="T617" style:family="text">
      <style:text-properties officeooo:rsid="150d2262"/>
    </style:style>
    <style:style style:name="T618" style:family="text">
      <style:text-properties officeooo:rsid="150ecbef"/>
    </style:style>
    <style:style style:name="T619" style:family="text">
      <style:text-properties officeooo:rsid="15168506"/>
    </style:style>
    <style:style style:name="T620" style:family="text">
      <style:text-properties officeooo:rsid="15168ead"/>
    </style:style>
    <style:style style:name="T621" style:family="text">
      <style:text-properties officeooo:rsid="15183cbe"/>
    </style:style>
    <style:style style:name="T622" style:family="text">
      <style:text-properties officeooo:rsid="152ac3a7"/>
    </style:style>
    <style:style style:name="T623" style:family="text">
      <style:text-properties officeooo:rsid="152d9ecf"/>
    </style:style>
    <style:style style:name="T624" style:family="text">
      <style:text-properties officeooo:rsid="1532d590"/>
    </style:style>
    <style:style style:name="T625" style:family="text">
      <style:text-properties style:font-name="Liberation Serif2" officeooo:rsid="1532d590"/>
    </style:style>
    <style:style style:name="T626" style:family="text">
      <style:text-properties style:font-name="Liberation Serif2" officeooo:rsid="15383e39"/>
    </style:style>
    <style:style style:name="T627" style:family="text">
      <style:text-properties officeooo:rsid="153c0cfe"/>
    </style:style>
    <style:style style:name="T628" style:family="text">
      <style:text-properties officeooo:rsid="15424c28"/>
    </style:style>
    <style:style style:name="T629" style:family="text">
      <style:text-properties officeooo:rsid="1543db3d"/>
    </style:style>
    <style:style style:name="T630" style:family="text">
      <style:text-properties officeooo:rsid="154489af"/>
    </style:style>
    <style:style style:name="T631" style:family="text">
      <style:text-properties officeooo:rsid="1546777a"/>
    </style:style>
    <style:style style:name="T632" style:family="text">
      <style:text-properties officeooo:rsid="154790a4"/>
    </style:style>
    <style:style style:name="T633" style:family="text">
      <style:text-properties officeooo:rsid="1547a108"/>
    </style:style>
    <style:style style:name="T634" style:family="text">
      <style:text-properties officeooo:rsid="15498ea5"/>
    </style:style>
    <style:style style:name="T635" style:family="text">
      <style:text-properties officeooo:rsid="1550fba0"/>
    </style:style>
    <style:style style:name="T636" style:family="text">
      <style:text-properties officeooo:rsid="15538e42"/>
    </style:style>
    <style:style style:name="T637" style:family="text">
      <style:text-properties officeooo:rsid="1559ed6d"/>
    </style:style>
    <style:style style:name="T638" style:family="text">
      <style:text-properties officeooo:rsid="155daaea"/>
    </style:style>
    <style:style style:name="T639" style:family="text">
      <style:text-properties officeooo:rsid="15645505"/>
    </style:style>
    <style:style style:name="T640" style:family="text">
      <style:text-properties officeooo:rsid="15701f84"/>
    </style:style>
    <style:style style:name="T641" style:family="text">
      <style:text-properties officeooo:rsid="15702d91"/>
    </style:style>
    <style:style style:name="T642" style:family="text">
      <style:text-properties officeooo:rsid="15752a37"/>
    </style:style>
    <style:style style:name="T643" style:family="text">
      <style:text-properties officeooo:rsid="1575aca7"/>
    </style:style>
    <style:style style:name="T644" style:family="text">
      <style:text-properties officeooo:rsid="157609dc"/>
    </style:style>
    <style:style style:name="T645" style:family="text">
      <style:text-properties officeooo:rsid="1577dd24"/>
    </style:style>
    <style:style style:name="T646" style:family="text">
      <style:text-properties officeooo:rsid="158c5b0b"/>
    </style:style>
    <style:style style:name="T647" style:family="text">
      <style:text-properties officeooo:rsid="158cf73d"/>
    </style:style>
    <style:style style:name="T648" style:family="text">
      <style:text-properties officeooo:rsid="158dfa13"/>
    </style:style>
    <style:style style:name="T649" style:family="text">
      <style:text-properties officeooo:rsid="159763d2"/>
    </style:style>
    <style:style style:name="T650" style:family="text">
      <style:text-properties officeooo:rsid="1598565a"/>
    </style:style>
    <style:style style:name="T651" style:family="text">
      <style:text-properties officeooo:rsid="159a0ac6"/>
    </style:style>
    <style:style style:name="T652" style:family="text">
      <style:text-properties officeooo:rsid="159e900b"/>
    </style:style>
    <style:style style:name="T653" style:family="text">
      <style:text-properties officeooo:rsid="15a55027"/>
    </style:style>
    <style:style style:name="T654" style:family="text">
      <style:text-properties officeooo:rsid="15ababe3"/>
    </style:style>
    <style:style style:name="T655" style:family="text">
      <style:text-properties officeooo:rsid="15ada2b3"/>
    </style:style>
    <style:style style:name="T656" style:family="text">
      <style:text-properties officeooo:rsid="15b633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text:span text:style-name="Source_20_Text"/></text:p>
      <text:p text:style-name="Contents_20_Heading"><text:span text:style-name="Source_20_Text">В Зоне</text:span></text:p>
      <text:p text:style-name="Standard"><text:span text:style-name="Source_20_Text"/></text:p>
      <text:p text:style-name="P1"><text:span text:style-name="Source_20_Text"><text:span text:style-name="T88">Тото, у меня такое чувство, что мы совсем не в Канзасе…</text:span></text:span></text:p>
      <text:p text:style-name="center"><text:span text:style-name="Source_20_Text">—</text:span><text:span text:style-name="Source_20_Text"><text:span text:style-name="T201">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202">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203">грубым смехом, языческой досадой, кто разберёт этот тыльный отряд хранителей зимы от революционеров Мая?</text:span></text:p>
      <text:p text:style-name="P151">Горы и долы, в этом году, встретили их миром наступившим считанные дни тому назад. <text:span text:style-name="T204">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152">В Нордхаузене менее почитают ледовых-святых, чем в <text:span text:style-name="T205">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153">Знаки будут находить его тут в Зоне, и предки вновь заявлять о себе. <text:span text:style-name="T206">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154"><text:span text:style-name="T207">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207">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155">Волосы на кукле были человечьи. <text:span text:style-name="T208">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156">Он подбрасывает в костёр ещё один локон золотистых волос. «<text:span text:style-name="T209">Здрасте».</text:span></text:p>
      <text:p text:style-name="P157">Смех, откуда-то: Ребёнок. Но смех старческий.</text:p>
      <text:p text:style-name="P4">– <text:span text:style-name="T210">Выходи, я безобидный.</text:span></text:p>
      <text:p text:style-name="P5">– <text:span text:style-name="T211">Зачем ты жжёшь волосы моей куклы?</text:span></text:p>
      <text:p text:style-name="P5">– <text:span text:style-name="T211">Ну, это не её волосы, вообще-то.</text:span></text:p>
      <text:p text:style-name="P6">– <text:span text:style-name="T212">Папа сказал, они от Русской Еврейки.</text:span></text:p>
      <text:p text:style-name="P6">– <text:span text:style-name="T213">Почему не идёшь к огню?</text:span></text:p>
      <text:p text:style-name="P7">– <text:span text:style-name="T213">Мне глаза щиплет.</text:span>– <text:span text:style-name="T214">Снова заводит что-то. Ничего не выкатывается. Но начинает играть музыкальная шкатулка. Отчётливая мелодия в миноре.</text:span>– <text:span text:style-name="T215">Потанцуй со мной.</text:span></text:p>
      <text:p text:style-name="P8">– <text:span text:style-name="T216">Я тебя не вижу.</text:span></text:p>
      <text:p text:style-name="P9">– <text:span text:style-name="T217">Вот я.</text:span>–<text:span text:style-name="T217">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158"><text:s/>Лица её он так и не увидел. На ощупь как вуаль из тонкой кисеи.</text:p>
      <text:p text:style-name="P10">– <text:span text:style-name="T218">Красивое платье.</text:span></text:p>
      <text:p text:style-name="P11">– <text:span text:style-name="T218">Я одевала его на моё первое причастие.</text:span>– <text:span text:style-name="T219">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89">—</text:span><text:span text:style-name="T92">ими кажется отпугивают </text:span><text:span text:style-name="T80">вампиров</text:span><text:span text:style-name="T92">?</text:span><text:span text:style-name="T93"> </text:span><text:span text:style-name="T94">С</text:span><text:span text:style-name="T93">лабый запах чеснока <text:s/>доносится <text:s/>к нему </text:span><text:span text:style-name="T94">в тот самый миг, вторжение Балканской крови в мотив его севера, когда </text:span><text:span text:style-name="T95">он оборачивается спросить действительно ли она Катье. </text:span><text:span text:style-name="T96">Прекрасная маленькая королева Трансильвании. </text:span><text:span text:style-name="T97">Но музыка </text:span><text:span text:style-name="T98">уже </text:span><text:span text:style-name="T97">умолкла. Она испарилась </text:span><text:span text:style-name="T98">уже </text:span><text:span text:style-name="T97">из его рук.</text:span></text:p>
      <text:p text:style-name="P159">Ну вот он скользит по Зоне как сердцевидная дощечка по доске <text:s/>Видже, <text:span text:style-name="T220">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160">Он всё ещё Йан Скафлинг, военный (мирный?) корреспондент, <text:span text:style-name="T221">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221">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161">Слотроп сел в раскачивающийся вагон с тридцатью другими замёрзшими оборванными душами, <text:span text:style-name="T222">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162">Если видишь поезд этим вечером,</text:p>
      <text:p text:style-name="P162">На краю небес вдали,</text:p>
      <text:p text:style-name="P162">Завернись в <text:s/>одеяло из досок</text:p>
      <text:p text:style-name="P162">И засни, пусть он пройдёт.</text:p>
      <text:p text:style-name="P162"/>
      <text:p text:style-name="P163">Поезда нас созывали каждую полночь,</text:p>
      <text:p text:style-name="P163">Из далей за тысячу миль,</text:p>
      <text:p text:style-name="P163">Поезда, что идут через города пустые,</text:p>
      <text:p text:style-name="P164">Поезда, которым негде встать.</text:p>
      <text:p text:style-name="P164"/>
      <text:p text:style-name="P165">Паровоз без машиниста,</text:p>
      <text:p text:style-name="P165">И прожектор светит сам,</text:p>
      <text:p text:style-name="P165">Пассажиров им не надо</text:p>
      <text:p text:style-name="P165">Полуночным поездам,</text:p>
      <text:p text:style-name="P165"/>
      <text:p text:style-name="P166">Опустели все вокзалы,</text:p>
      <text:p text:style-name="P166">Рельсы <text:span text:style-name="T223">холодно молчат</text:span>:</text:p>
      <text:p text:style-name="P167">Что утратим, им в прибыток</text:p>
      <text:p text:style-name="P167">Мы стареем, колёса стучат</text:p>
      <text:p text:style-name="P2"/>
      <text:p text:style-name="P168">Пусть же плачут поезда:</text:p>
      <text:p text:style-name="P168">Будут вместе с ветром выть,</text:p>
      <text:p text:style-name="P169">Поезда для чёрной ночи,</text:p>
      <text:p text:style-name="P169">Ну а нам петь и грешить.</text:p>
      <text:p text:style-name="P169"/>
      <text:p text:style-name="P170"><text:soft-page-break/>Трубки ходят по кругу. Дым висит <text:span text:style-name="T224">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171">Досье Швейцарской фирмы на Л. (т. е. Ласло) Джамфа <text:span text:style-name="T225">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172">Идёт по курсу, Джексон. Имя Лайла Бленда ему знакомо, <text:span text:style-name="T226">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173">Связь с Блендом была неясной. <text:span text:style-name="T227">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174">Некоторые из таких банкнотных контрактов выводили <text:span text:style-name="T228">на определённое предприятие в Масачусетсе, в совете которого сидел и Лайл Бленд.</text:span></text:p>
      <text:p text:style-name="P175"><text:s/>Контрактор<text:span text:style-name="T229">ом значилась</text:span> <text:s/>Бумажная Компания Слотропа.</text:p>
      <text:p text:style-name="P176">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230">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230">,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230">квинтэссенция всех тех неподвижных фигур, что ждут его внутри, берут на слаб</text:span><text:span text:style-name="T231">о́, </text:span><text:span text:style-name="T232">чтобы вошёл узнать тайну, которую не переживёт.</text:span></text:p>
      <text:p text:style-name="P177"><text:span text:style-name="T233">Однажды что-то сделали с ним, </text:span><text:span text:style-name="T234">в комнате, где он беспомощн</text:span><text:span text:style-name="T235">о</text:span><text:span text:style-name="T234"> лежал….</text:span></text:p>
      <text:p text:style-name="P185">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186">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187">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178">AG). <text:span text:style-name="T237">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179">Кодовая книга Джамфа оказалась в досье. <text:span text:style-name="T238">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180">Ну, святые угодники, прикидывает Слотроп, это должен быть я, ха. <text:span text:style-name="T239">Исключая постороннюю вероятность Тупая Срань.</text:span></text:p>
      <text:p text:style-name="P181">В списке задолженности «Чёрному Пацану», неоплаченный остаток счёта Гарвардского университета, <text:span text:style-name="T240">около $5000, включая проценты, как «условлено (устно) с Чёрным Папой».</text:span></text:p>
      <text:p text:style-name="P181">«<text:span text:style-name="T241">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182">Чёткий способ узнать, что твой отец заключил, 20 лет тому, <text:s/>сделку для платы за твоё образование. <text:span text:style-name="T242">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242">? Ввеее…</text:span></text:p>
      <text:p text:style-name="P183">Вновь в его мозгу взмыва<text:span text:style-name="T243">е</text:span>т страх. <text:span text:style-name="T243">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184">Ему известно каким должен быть тот запах: <text:span text:style-name="T244">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188"><text:soft-page-break/>К тому же тут ещё этот недавний сон, который страшно увидеть снова. Он был в своей комнате, дома. Летний день сирени и пчёл, <text:span text:style-name="T245">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245">—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189">Тут он подымается на ноги, пошатываясь, направляется к двери товарного вагона, что одолевает уклон. <text:span text:style-name="T246">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246"> зайчиков в отом </text:span><text:span text:style-name="T5">следующем вагоне</text:span><text:span text:style-name="T246">! Э-гей!»</text:span></text:p>
      <text:p text:style-name="P13">– <text:span text:style-name="T247">Погоди-ка,</text:span>– <text:span text:style-name="T247">грит Слотроп,</text:span>– <text:span text:style-name="T247">я похоже чёй-то проспал или ещё чего.</text:span>– <text:span text:style-name="T247">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248">вот как сейчас</text:span>—<text:span text:style-name="T248">давление у него в голове зашкаливает.</text:span></text:p>
      <text:p text:style-name="P190">На попутном П-47, он при<text:span text:style-name="T249">летел</text:span> из Парижа в Кассель, <text:span text:style-name="T249">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250">Военнослужащие?</text:span></text:p>
      <text:p text:style-name="P15">– <text:span text:style-name="T250">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251">Тут следует крутая побасенка</text:span>—<text:span text:style-name="T252">похоже, состряпанная ВКОЭС, <text:s/>фантазии Геббельса не такие разухабистые, не улетали дальше Альпийских Редутов и тому подобное</text:span>—<text:span text:style-name="T252">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252">! АГА—хахаха...»</text:span>– <text:span text:style-name="T253">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254">уй, извини, приятель. Так теперь ещё влупились не просто в ниггеров, а в ниггеров </text:span><text:span text:style-name="T7">капустников</text:span><text:span text:style-name="T254">.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254"> тупые! Одна батарея это 81 человек, </text:span><text:span text:style-name="T7">плюс</text:span><text:span text:style-name="T254"> всё тебе обеспечение, тут тебе и управление стартом, и электричество, и топливо, охранение тоже</text:span>—<text:span text:style-name="T255">кореш, это была б целая куча ниггеров в одном месте. А они всё так же по одиночке, как раньше? Вот узнай и заимеешь </text:span><text:span text:style-name="T8">полную</text:span><text:span text:style-name="T255"> сенсацию, друг. Патамушша, если они теперь соберутся вместе, будет бааальшущая беда! В том вагоне их не меньше как дюжины две</text:span>—<text:span text:style-name="T256">прямо там, слушай. А и они </text:span><text:span text:style-name="T9">едут в Нордхаузен</text:span><text:span text:style-name="T256">, приятель!»</text:span>– <text:span text:style-name="T257">толстый палец тычет в грудь на каждое слово,</text:span>– «<text:span text:style-name="T258">а? И шо по-твоему они задумали? Знаешь шо я думаю? У них есть </text:span><text:span text:style-name="T10">план</text:span><text:span text:style-name="T258">. Да. Думаю насчёт ракет. Не спрашивай как, ну, просто вот сердцем чую. А и сам знаешь, это </text:span><text:span text:style-name="T10">жуть</text:span><text:span text:style-name="T258"> как опасно. Нельзя </text:span><text:span text:style-name="T10">им</text:span><text:span text:style-name="T258"> доверять</text:span>— <text:span text:style-name="T259">С ракетами? Они же как дети, их раса. Мозги меньше.</text:span></text:p>
      <text:p text:style-name="P16"><text:soft-page-break/>– <text:span text:style-name="T260">Зато наше терпение,</text:span>– <text:span text:style-name="T260">добавляет спокойный голос из темноты,</text:span>– <text:span text:style-name="T260">огромно, хотя, наверно, не безгранично.</text:span>– <text:span text:style-name="T261">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191">Человек представляется как оберст Енцин, из <text:span text:style-name="T1">Schwarzkommando</text:span>. <text:span text:style-name="T262">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263">Майора, похоже, беспокоило, что вы напраавляетесь в Нордхаузен.</text:span></text:p>
      <text:p text:style-name="P18">– <text:span text:style-name="T264">От Марви одно беспокойство, это точно. Всё же он не настолько большая проблема как...</text:span>– <text:span text:style-name="T264">Он всматривается в Слотропа.</text:span>– <text:span text:style-name="T264">Хмм. А вы действительно военный корреспондет?</text:span></text:p>
      <text:p text:style-name="P19">– <text:span text:style-name="T265">Нет.</text:span></text:p>
      <text:p text:style-name="P19">– <text:span text:style-name="T265">Независимый агент, я полагаю.</text:span></text:p>
      <text:p text:style-name="P19">– <text:span text:style-name="T265">Не уверен насчёт «независимый», Оберст.</text:span></text:p>
      <text:p text:style-name="P20">– <text:span text:style-name="T266">Но вы независимый. Мы все тут свободны. Увидите сами. И очень скоро.</text:span>– <text:span text:style-name="T267">Он шагает прочь по спине товарного вагона, помахав на прощанье.</text:span>– <text:span text:style-name="T268">Очень скоро…</text:span></text:p>
      <text:p text:style-name="P192">Слотроп сидин на крыше, потирает свои босые ноги. <text:span text:style-name="T269">Друг? Добрый знак? </text:span><text:span text:style-name="T11">Чёрные ракетчики</text:span><text:span text:style-name="T269">? Что блядь за головоломки?</text:span></text:p>
      <text:p text:style-name="P192"/>
      <text:p text:style-name="P193">Ну, банда, доброе утро, начнём его</text:p>
      <text:p text:style-name="P193">трах-тарарахом, пока,</text:p>
      <text:p text:style-name="P193">Вторая Мировая, пока!</text:p>
      <text:p text:style-name="P193">Бои закончились и мы кайфуем,</text:p>
      <text:p text:style-name="P194">И вот он я, принесть вам солнца свет<text:span text:style-name="T270">—</text:span></text:p>
      <text:p text:style-name="P194">Привет, немец Герман, хватит <text:s/>кривиться <text:span text:style-name="T271">и гоношиться,</text:span></text:p>
      <text:p text:style-name="P195">Домой пойдёшь, чем плохо для тебя<text:span text:style-name="T270">—</text:span></text:p>
      <text:p text:style-name="P196">Никто не хмурится тут у нас в Ракете,</text:p>
      <text:p text:style-name="P197">Где каждый день прекрас<text:span text:style-name="T272">ен—</text:span></text:p>
      <text:p text:style-name="P198">(Брось хныкать, Гретхен!)</text:p>
      <text:p text:style-name="P198">Иди и поимей прекрасный деееень!</text:p>
      <text:p text:style-name="P198"/>
      <text:p text:style-name="P199">Утром Нордхаузен: пастбище зелёный салат, хрусткий, в каплях дождя. <text:span text:style-name="T273">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273">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00">Слотроп забредает в лишённую крыш часть города. <text:span text:style-name="T274">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274">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00"/>
      <text:p text:style-name="P201">Любовь никогда не уйдёт,</text:p>
      <text:p text:style-name="P201">никогда не умрёт до конца,</text:p>
      <text:p text:style-name="P202">Какой-нибудь сувенир</text:p>
      <text:p text:style-name="P202">Всегда оживляет её нежданно.</text:p>
      <text:p text:style-name="P202"/>
      <text:p text:style-name="P203">Ты <text:span text:style-name="T275">покинул меня, </text:span></text:p>
      <text:p text:style-name="P211">Но остался белой розы цветок</text:p>
      <text:p text:style-name="P204">Между книжных страниц,</text:p>
      <text:p text:style-name="P204">Сорванный так давно…</text:p>
      <text:p text:style-name="P204"/>
      <text:p text:style-name="P205">Год сменился давно,</text:p>
      <text:p text:style-name="P205">Я давно изменилась,</text:p>
      <text:p text:style-name="P205">Но упала слеза</text:p>
      <text:p text:style-name="P205">На засохшие лепестки…</text:p>
      <text:p text:style-name="P205"/>
      <text:p text:style-name="P206">Любовь никогда не проходит,</text:p>
      <text:p text:style-name="P206">Если <text:span text:style-name="T276">это любовь</text:span>,</text:p>
      <text:p text:style-name="P207">Днём, или ночью, она возвращается</text:p>
      <text:p text:style-name="P207">Снова нежна и свежа,</text:p>
      <text:p text:style-name="P207">Как алая роза, любимый, что я подарила тебе.</text:p>
      <text:p text:style-name="P12"/>
      <text:p text:style-name="P208">Как оказалось, её зовут Гели Трипинг, а балалайка от русского офицера разведки по фамилии Чичерин. <text:span text:style-name="T277">По своему, Гели тоже занимается разведкой—временами, во всяком случае. Этот Чичерин, похоже, </text:span><text:soft-page-break/><text:span text:style-name="T277">держит гарем, по девушке в каждом ракетном городе Зоны. Да, ещё один ракетный маньяк. Слотроп чувствует себя экскурсантом.</text:span></text:p>
      <text:p text:style-name="P209">Гели говорит о своём ухажёре. <text:span text:style-name="T278">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10">Она худа, немного неловка, очень молода. <text:span text:style-name="T279">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280">И близко нет. Прилежный пёс из породы ищеек новостей, вот и всё. Никаких гаремов, никаких ракет.</text:span></text:p>
      <text:p text:style-name="P22">– <text:span text:style-name="T281">Это договорённость, говорит она,</text:span>– <text:span text:style-name="T281">Тут всё так неорганизованно. Без договорённостей никак не обойтись. Сам увидишь.</text:span>– <text:span text:style-name="T282">И он действительно увидит</text:span>—<text:span text:style-name="T283">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12"><text:span text:style-name="T284">Глупость</text:span> <text:span text:style-name="T284">нахлынула</text:span> сразу как обмяк, <text:span text:style-name="T284">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284">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13">Что-то налетает, хлопая крыльями, с неба, когти скребут <text:span text:style-name="T285">верх балдахина. «Что это?»– в полусне и она снова укрывает одеялом, ну же, Гели...</text:span></text:p>
      <text:p text:style-name="P23">– <text:span text:style-name="T286">Моя сова,</text:span>– <text:span text:style-name="T286">грит Гели,</text:span>– <text:span text:style-name="T287">Вернер. Там в верхнем ящике шифоньера есть шоколадка, </text:span><text:span text:style-name="T14">Liebchen</text:span><text:span text:style-name="T287">, можешь его покормить?</text:span></text:p>
      <text:p text:style-name="P214">Да уж, <text:span text:style-name="T1">Liebchen</text:span>. <text:span text:style-name="T288">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289">Шоколадные батончики,</text:span>– <text:span text:style-name="T289">брюзжит Слотроп,</text:span>– <text:span text:style-name="T289">Что с ним не так? Ты что, не знаешь? Ему надо охотиться на мышей или ещё какую-то там херню. Ты превратила его в ручную сову.</text:span></text:p>
      <text:p text:style-name="P25">– <text:span text:style-name="T290">Ты и сам лентяй,</text:span>– <text:span text:style-name="T290">младенческие пальцы сползают вниз по его рёбрам.</text:span></text:p>
      <text:p text:style-name="P26">– <text:span text:style-name="T291">Ну</text:span>—<text:span text:style-name="T291">могу поспорить</text:span>—<text:span text:style-name="T291">ладно, забудь</text:span>—<text:span text:style-name="T292">могу поспорить, что </text:span><text:span text:style-name="T15">Чичерину</text:span><text:span text:style-name="T292"> не приходиться вставать и кормить ту сову.</text:span></text:p>
      <text:p text:style-name="P215">Она застывает, рука остановилась в движении. «<text:span text:style-name="T293">Он любит Чичерина,. Никогда не прилетит на кормёжку, если того тут нет. </text:span></text:p>
      <text:p text:style-name="P216">Слотроп похолодел, <text:span text:style-name="T294">точнее оледенел. «Э-э, ты ж не имеешь в виду, что Чичерин и вправду, э-э..»</text:span></text:p>
      <text:p text:style-name="P27">– <text:span text:style-name="T295">Должен бы был,</text:span>– <text:span text:style-name="T295">вздыхает.</text:span></text:p>
      <text:p text:style-name="P27">– <text:span text:style-name="T295">О. Когда?</text:span></text:p>
      <text:p text:style-name="P27">– <text:span text:style-name="T295">Сегодня утром. Он задерживается. Так случается.</text:span></text:p>
      <text:p text:style-name="P217">Слотроп выскочил из кровати до середины комнаты, хуй упал, один носок одет, второй держит в зубах, <text:span text:style-name="T296">голова продета не в тот проём майки, зиппер ширинки заело, орёт </text:span><text:span text:style-name="T16">блядь</text:span><text:span text:style-name="T296">.</text:span></text:p>
      <text:p text:style-name="P28">– <text:span text:style-name="T297">Мой бравый Англичанин,</text:span>– <text:span text:style-name="T297">мурлычет она.</text:span></text:p>
      <text:p text:style-name="P29">– <text:span text:style-name="T298">Что ж ты раньше не сказала, Гели, а?</text:span></text:p>
      <text:p text:style-name="P30">– <text:span text:style-name="T299">О, иди сюда. Ночь уже, он с женщиной где-нибудь. Не может спать один.</text:span></text:p>
      <text:p text:style-name="P31">– <text:span text:style-name="T300">Надеюсь, ты сможешь.</text:span></text:p>
      <text:p text:style-name="P32">– <text:span text:style-name="T301">Тише ты. Ну, иди же. Куда пойдёшь босиком? Я дам тебе его старые ботинки и расскажу его тайны.</text:span></text:p>
      <text:p text:style-name="P33">– <text:span text:style-name="T302">Тайны?</text:span>– <text:span text:style-name="T302">Ой, осторожней, Слотроп,</text:span>– <text:span text:style-name="T302">Зачем мне его</text:span>—</text:p>
      <text:p text:style-name="P33">– <text:span text:style-name="T302">Ты не военный корреспондент.</text:span></text:p>
      <text:p text:style-name="P34">– <text:span text:style-name="T303">Ну, почему все твердят это? Никто мне не верит.</text:span>– <text:span text:style-name="T304">Машет перед ней своей нарукавной повязкой.</text:span>– <text:span text:style-name="T304">Читать умеешь? Грит: « Военный Корреспондент». У меня даже усы вот есть, а? Прям как Эрнест Хемингуэй.</text:span></text:p>
      <text:p text:style-name="P35">– <text:span text:style-name="T305">О. Тогда я так думаю, ты вовсе не ищешь Ракету Номер 00000. Надо же, что за глупость мне померещилась. Извини.</text:span></text:p>
      <text:p text:style-name="P218">Ой-ой, мне надо уносить ноги <text:span text:style-name="T1">отсюда</text:span>, <text:span text:style-name="T306">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307">А про </text:span>Schwarzgerät, <text:span text:style-name="T307">тебе вообще до лампочки,</text:span>– <text:span text:style-name="T307">не унимается она. Она не унимается.</text:span></text:p>
      <text:p text:style-name="P37">– <text:span text:style-name="T308">Про что?</text:span></text:p>
      <text:p text:style-name="P37">– <text:span text:style-name="T308">Его ещё называют S-Gerät.</text:span></text:p>
      <text:p text:style-name="P219">Из списка более высокого уровня сборки, Слотроп, вспомнил? <text:span text:style-name="T309">Вернер, на балдахине, заухал. Сигналит тому Чичерину, точняк. </text:span></text:p>
      <text:p text:style-name="P220">Параноики не потому параноики (Пословица 5) что они параноики, <text:span text:style-name="T310">а потому что постоянно ставят себя, ёбаные идиоты, нарочно в параноидные ситуации.</text:span></text:p>
      <text:p text:style-name="P38">– <text:span text:style-name="T312">Но как вообще,</text:span>– <text:span text:style-name="T311">аккуратно откупоривая следующую бутылку Нордхаузерского Сока Теней, </text:span><text:span text:style-name="T17">чппок</text:span><text:span text:style-name="T311">, с лучшей имитацией Кэри Гранта, на какую только способен, внутренности напряжены до звона, учтиво </text:span><text:soft-page-break/><text:span text:style-name="T311">наполняет стаканы, один подаёт ей,</text:span>– <text:span text:style-name="T311"><text:s/>такая молоденькая прелесть, как ты, может что-то знать про ракеты, приборы.</text:span></text:p>
      <text:p text:style-name="P39">– <text:span text:style-name="T313">Я читаю почту Вацлава,</text:span>– <text:span text:style-name="T314">как будто отвечает на тупой вопрос, но он такой и есть.</text:span></text:p>
      <text:p text:style-name="P40">– <text:span text:style-name="T315">Не следует болтать об этом кому попало так вот. Если узнает, он тебя убьёт.</text:span></text:p>
      <text:p text:style-name="P41">– <text:span text:style-name="T316">Ты мне нравишься. Мне нравится интриговать. Нравится играть.</text:span></text:p>
      <text:p text:style-name="P42">– <text:span text:style-name="T317">Наверно, нравится подводить людей под монастырь.</text:span></text:p>
      <text:p text:style-name="P43">– <text:span text:style-name="T318">Ну и ладно,</text:span>– <text:span text:style-name="T318">выпятилась нижняя губа.</text:span></text:p>
      <text:p text:style-name="P43">–<text:span text:style-name="T318">Хорошо, хорошо, расскажи мне. Но не знаю заинтересуется ли этим </text:span><text:span text:style-name="T18">Гардиан</text:span><text:span text:style-name="T318">. Мои редакторы довольно твердолобы, ты ж понимаешь. </text:span></text:p>
      <text:p text:style-name="P221">Гусиная кожа собирается на её голых маленьких грудях. «Я один раз позировала для ракетной эмблемы. <text:span text:style-name="T319">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320">Расскажи мне про этот, этот Schwarzgerät.</text:span></text:p>
      <text:p text:style-name="P44">– <text:span text:style-name="T320">А я думала тебе не интересно.</text:span></text:p>
      <text:p text:style-name="P48">– <text:span text:style-name="T321">Откуда мне знать интересно или нет, когда не знаю даже что интересного может </text:span><text:span text:style-name="T19">тут</text:span><text:span text:style-name="T321"> <text:s/>быть.</text:span></text:p>
      <text:p text:style-name="P49">– <text:span text:style-name="T322">Должно быть ты и вправду корреспондент. Умеешь крутить словами.</text:span></text:p>
      <text:p text:style-name="P222">Чичерин с рёвом <text:span text:style-name="T323">врывается</text:span> через окно, <text:span text:style-name="T323">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323">,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324">Мне, думаю, пора отсюда,</text:span>– <text:span text:style-name="T324">грит Слотроп,</text:span>– <text:span text:style-name="T324">в пишущую машинку ленту надо заправить, карандаши подточить, сама знаешь как оно</text:span>—</text:p>
      <text:p text:style-name="P50">– <text:span text:style-name="T325">Говорю же тебе, его сегодня ночью не будет.</text:span></text:p>
      <text:p text:style-name="P51">– <text:span text:style-name="T326">Почему? Отправился за тем </text:span><text:span text:style-name="T21">Schwarzgerät</text:span><text:span text:style-name="T326">, нет?</text:span></text:p>
      <text:p text:style-name="P52">– <text:span text:style-name="T327">Нет, последнюю он ещё не читал. Письмо вчера пришло из Штеттина.</text:span></text:p>
      <text:p text:style-name="P53">– <text:span text:style-name="T328">Прямым текстом конечно.</text:span></text:p>
      <text:p text:style-name="P54">– <text:span text:style-name="T329">А почему нет?</text:span></text:p>
      <text:p text:style-name="P55">– <text:span text:style-name="T330">Вряд ли что-то важное.</text:span></text:p>
      <text:p text:style-name="P56">– <text:span text:style-name="T330">Он продаётся.</text:span></text:p>
      <text:p text:style-name="P56">– <text:span text:style-name="T330">Текст?</text:span></text:p>
      <text:p text:style-name="P56"><text:soft-page-break/>– S-Gerät, <text:span text:style-name="T330">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23">О, даже так? «Блодгет Ваксвинг».</text:p>
      <text:p text:style-name="P57">– <text:span text:style-name="T331">Он не подписал. Но не думаю, что Ваксвинг. Тот держится ближе к Средиземноморью.</text:span></text:p>
      <text:p text:style-name="P58">– <text:span text:style-name="T332">У тебя широкие знакомства.</text:span></text:p>
      <text:p text:style-name="P58">– <text:span text:style-name="T333">Ваксвинг уже легенда в Зоне. Как и Чичерин. Могу поспорить, что ты тоже. Как твоё ия?</text:span></text:p>
      <text:p text:style-name="P59">– <text:span text:style-name="T334">Кэри Грант. Ге-ли, Ге-ли, Ге-ли… Послушай, Свинемюнде это же в Советской зоне, так?</text:span></text:p>
      <text:p text:style-name="P60">– <text:span text:style-name="T335">Ты говоришь как Немец. Забудь про границы, Забудь разделения. Их нет.</text:span></text:p>
      <text:p text:style-name="P61">– <text:span text:style-name="T336">Есть солдаты.</text:span></text:p>
      <text:p text:style-name="P61">– <text:span text:style-name="T336">Это верно.</text:span>– <text:span text:style-name="T336">Уставившись на него,</text:span>– <text:span text:style-name="T336">но какая разница?</text:span></text:p>
      <text:p text:style-name="P62">– <text:span text:style-name="T337">О.</text:span></text:p>
      <text:p text:style-name="P62">– <text:span text:style-name="T337">Научишься. Всё приостановлено. Вацлав называет это «междуцарствием». Тут надо просто плыть по течению.</text:span></text:p>
      <text:p text:style-name="P63">– <text:span text:style-name="T338">Мне пора выплывать отсюда, детка. Пасибаньки за инфу, Скафлинг перед тобой в долгу</text:span>—</text:p>
      <text:p text:style-name="P64">– <text:span text:style-name="T339">Ну, останься пожалуйста.</text:span>– <text:span text:style-name="T340">Свернувшись на кровати, из глаз вот-вот закапают слёзы. О, блядь, Слотроп, ты лох… но она просто ребёнок…. «Иди сюда».</text:span></text:p>
      <text:p text:style-name="P224">Хотя, когда он вставил, она осатанела <text:span text:style-name="T341">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342">Ёбаная птица!</text:span>– <text:span text:style-name="T342">Орёт Слотроп,</text:span>– <text:span text:style-name="T343">ещё раз устроит такое, я ему Беби Рут в жопу вобью, ую-юй</text:span>— <text:span text:style-name="T344">это сговор это сговор это </text:span><text:span text:style-name="T22">вторичный рефлекс по Павлову</text:span><text:span text:style-name="T344">! или ещё там что,</text:span>– <text:span text:style-name="T345">Чичерин надрессировал его так, верно?</text:span></text:p>
      <text:p text:style-name="P66">– <text:span text:style-name="T346">Неверно! Я приучила его к этому,</text:span>– <text:span text:style-name="T347">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348">Ты ведьма.</text:span>– <text:span text:style-name="T349">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25"><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350">о</text:span>тражает свет и шагаешь <text:span text:style-name="T350">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350">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239">Один из множества торгашей. Жёлтый Джеймс повар обзавёлся крутой сэндвичной тележкой, <text:span text:style-name="T352"><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351"> </text:span><text:span text:style-name="T374">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351">servos</text:span><text:span text:style-name="T352">,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353">Псст?</text:span></text:p>
      <text:p text:style-name="P69">– <text:span text:style-name="T354">Ладно, забудь.</text:span></text:p>
      <text:p text:style-name="P69">– <text:span text:style-name="T355">Ну, теперь мне уж любопытно стало.</text:span></text:p>
      <text:p text:style-name="P70">– <text:span text:style-name="T356">Подумал вы любитель острых ощущений. Хотите ознакомительный тур?</text:span></text:p>
      <text:p text:style-name="P71">– <text:span text:style-name="T356">Я-я только на секунду отошёл. Правда, я уже иду обратно…</text:span></text:p>
      <text:p text:style-name="P71">– <text:span text:style-name="T356">Малость скучновато, нет?</text:span>– <text:span text:style-name="T356">Прилипчивый Микро придвигается к своей намеченной мишени.</text:span>– <text:span text:style-name="T356">Никогда не задавались вопросом: «А что тут было на самом деле?»</text:span></text:p>
      <text:p text:style-name="P226">Посетитель готовый выложить экстравагантную сумму редко остаётся разочарованным. <text:span text:style-name="T357">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227">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358">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358">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28">И вот вам<text:span text:style-name="T270">—</text:span>К<text:span text:style-name="T359">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236">и́</text:span><text:span text:style-name="T359">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359">—</text:span></text:p>
      <text:p text:style-name="P229">Но цель ускользает. «У них внизу там своя охрана»,<text:span text:style-name="T270">– </text:span>говорит Слотропу птенец,<text:span text:style-name="T270">–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270">ы для ебли, к тому же ещё и готовят тебе <text:s/>и обстирывали. Он может пристроить Слотропа к шампанскому, мехам, камерам, </text:span><text:soft-page-break/><text:span text:style-name="T270">сигаретам…. Не может быть, чтоб он интересовался только ракетами, брось, это сдвиг по фазе. В этом он прав.</text:span></text:p>
      <text:p text:style-name="P230">Один из самых сладостных плодов победы, после отоспаться и пограбить, это <text:span text:style-name="T361">иметь</text:span> случай начхать на все запрещающие парковку знаки. <text:span text:style-name="T360">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31">Вход в туннель исполнен в виде параболы. Манера Альберта Спира. Кое-кого в тридцатые тянуло на параболы, <text:span text:style-name="T362">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362">,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232">Слотроп предъявляет своё супер-дупер<text:span text:style-name="T367">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363">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234">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233">Существует не-такое-уж-редкое расстройство личности именуемое Таннхаузеризм. <text:span text:style-name="T364">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233"><text:span text:style-name="T365">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365">…. </text:span></text:p>
      <text:p text:style-name="P235">Заводские генераторы всё ещё подают электричество. <text:span text:style-name="T366">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366">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236">Основная планировка завода стала ещё одним вдохновение Этцеля Ольша, <text:span text:style-name="T368">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368">-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237">Но в форме заложено больше, чем вытянутые <text:s/><text:span text:style-name="T368">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99">—«</text:span><text:span text:style-name="T100">Стойте, Мастер</text:span><text:span text:style-name="T101">, </text:span><text:span text:style-name="T102">не зажигайте её</text:span><text:span text:style-name="T99">—</text:span><text:span text:style-name="T102">Мастер, потушите, пожалуйста, </text:span><text:span text:style-name="T103">э</text:span><text:span text:style-name="T81">то сигара с фейерверком!</text:span></text:p>
      <text:p text:style-name="P72">– <text:span text:style-name="T369">Продолжай, Хупла, с информацией, что вызвала твоё довольно грубое появление.</text:span></text:p>
      <text:p text:style-name="P73">– <text:span text:style-name="T369">Но</text:span>—</text:p>
      <text:p text:style-name="P73">– <text:span text:style-name="T370">Хупла...</text:span>– <text:span text:style-name="T370">мастерски выдувая клубы сигарного дыма.</text:span></text:p>
      <text:p text:style-name="P74">– <text:span text:style-name="T371">Э-это насчёт формы этих туннелей, Мастер.</text:span></text:p>
      <text:p text:style-name="P75">– <text:span text:style-name="T372">Да, не дрейфь ты так. Я положил в основу дизайна сдвоенный удар молний, Хупла</text:span>—<text:span text:style-name="T372">эмблему <text:s/>SS.</text:span></text:p>
      <text:p text:style-name="P75">– <text:span text:style-name="T372">Но это ещё и <text:s/>знак двойного интеграла! Вы знали это?</text:span></text:p>
      <text:p text:style-name="P76">– <text:span text:style-name="T373">Ах. Да: </text:span><text:span text:style-name="T28">Summe, Summe</text:span><text:span text:style-name="T373">, как говаривал Лейбниц. Ну, разве это не</text:span>—</text:p>
      <text:p text:style-name="P238">ТРАХХ.</text:p>
      <text:p text:style-name="P240">Хорошо. <text:span text:style-name="T375">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375">—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376">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241">При наведении происходило следующее: <text:span text:style-name="T377">маленький маятник удерживался магнитным полем в центральной позиции. При запуске, <text:s/>с движущими </text:span><text:span text:style-name="T29">gs</text:span><text:span text:style-name="T377">,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242">Тут снова выступала та обратная симметрия, <text:span text:style-name="T378">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379">iL</text:span><text:span text:style-name="T378">) собиравшийся по ходу полёта уравнивается с имеющимся зарядом (А</text:span><text:span text:style-name="T379">iL</text:span><text:span text:style-name="T378">) на другом конце, конденсатор разряжен. Выключатель срабатывает, горючее перекрыто, горение прекращено. Ракета предоставлена сама себе.</text:span></text:p>
      <text:p text:style-name="P243">Вот в чём смысл тоннелей тут в Миттельверке. <text:span text:style-name="T380">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380">многих мест <text:s/>не видны вообще, а из зоны, в которой они различимы, они складываются в совершенно иные конфигурации.</text:span></text:p>
      <text:p text:style-name="P245">Двойной интеграл это также форма любовников прижавшихся во сне друг к другу, <text:span text:style-name="T381">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381">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246">В коробах воздуховода из листового железа, что змеится словно хребет над головой, стонет заводская вентиляция. <text:span text:style-name="T382">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247">Озерца света, волоки темноты. <text:span text:style-name="T383">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383">—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383">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343"><text:soft-page-break/>После-А4-ное человечество движется, со стуком и криком, <text:span text:style-name="T384">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384">» Слишком много, чтоб разом всех обнять, «</text:span><text:span text:style-name="T32">Hübsch, was?</text:span><text:span text:style-name="T384">»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48">С переходом в Штольню 20 и выше, движение нарастает. <text:span text:style-name="T385">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385">.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49">Заключительная сборка производилась в Штольне 41. Поперечный тоннель углублён на 50 футов, <text:span text:style-name="T386">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387">ЛИМЕРИКИ РАКЕТЫ</text:span></text:p>
      <text:p text:style-name="P250">Однажды была хрень Фау-2</text:p>
      <text:p text:style-name="P250">Ей лётчика не надо</text:p>
      <text:p text:style-name="P251">Ты просто жмёшь на кнопку</text:p>
      <text:p text:style-name="P251">И нету ничего</text:p>
      <text:p text:style-name="P251">Лишь трупы, ямы и руины</text:p>
      <text:p text:style-name="P252"><text:soft-page-break/>Мелодия известна повсеместно среди Американских братанов. Но почему-то её поют сейчас в стиле Германского Штурмовика: <text:span text:style-name="T388">ноты обрываются резко в конце каждой строки, следует удар пульса перед атакой на следующую строку.</text:span></text:p>
      <text:p text:style-name="P252"/>
      <text:p text:style-name="P253">[Припев:] Ja, ja, ja, ja!</text:p>
      <text:p text:style-name="P253"><text:tab/>В Пруссии не лижут пусю,</text:p>
      <text:p text:style-name="P253"><text:tab/>Котов там маловато,</text:p>
      <text:p text:style-name="P253"><text:tab/><text:span text:style-name="T390">Да и тем по вкусу больше</text:span> мусор,</text:p>
      <text:p text:style-name="P253"><text:tab/>Давай же повальсуем, Русский!</text:p>
      <text:p text:style-name="P244"/>
      <text:p text:style-name="P254">Пьяные свисают с железных лестниц, <text:span text:style-name="T391">и драпируют</text:span> переходны<text:span text:style-name="T391">е</text:span> мостик<text:span text:style-name="T391">и</text:span>. Пивные пары <text:span text:style-name="T389">ползут по длинной пещере, среди оливково-серых кусков ракеты, кто-то стоит, другие валяются на боках. </text:span></text:p>
      <text:p text:style-name="P254"><text:tab/><text:span text:style-name="T392">Жил да был паренёк, его звали Крокетай</text:span></text:p>
      <text:p text:style-name="P254"><text:tab/><text:span text:style-name="T392">Один раз поимел он секс с ракетой,</text:span></text:p>
      <text:p text:style-name="P254"><text:tab/><text:span text:style-name="T392">Довелось бы тебе увидать,</text:span></text:p>
      <text:p text:style-name="P254"><text:tab/><text:span text:style-name="T392">Ты б глаз не смог оторвать,</text:span></text:p>
      <text:p text:style-name="P254"><text:tab/><text:span text:style-name="T393">Что творили они в случке этой.</text:span></text:p>
      <text:p text:style-name="P254"/>
      <text:p text:style-name="P255">Слотроп голоден и хочет пить. <text:span text:style-name="T394">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56">Выносится над Штольней 41, <text:s/>головы <text:span text:style-name="T395">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56"><text:tab/><text:span text:style-name="T396">Был такой парень по имени Гектор</text:span></text:p>
      <text:p text:style-name="P256"><text:tab/><text:span text:style-name="T396">Что обожал стартовый эректор</text:span></text:p>
      <text:p text:style-name="P256"><text:tab/><text:span text:style-name="T396">Но хлюпы и хлопы</text:span></text:p>
      <text:p text:style-name="P256"><text:soft-page-break/><text:tab/><text:span text:style-name="T397">Резких спадов давления</text:span></text:p>
      <text:p text:style-name="P256"><text:tab/><text:span text:style-name="T398">Повредили гидравлику и изменили его мнение</text:span></text:p>
      <text:p text:style-name="P257">Каждый молодой Американец по очереди подымается на ноги (если ему удаётся), подняв свой бокал, <text:span text:style-name="T399">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54"><text:tab/><text:span text:style-name="T400">Был парень по имени Маккой</text:span></text:p>
      <text:p text:style-name="P254"><text:tab/><text:span text:style-name="T400">Он перепихнулся с боеголовкой</text:span></text:p>
      <text:p text:style-name="P254"><text:tab/><text:span text:style-name="T401">Жена его ушла</text:span></text:p>
      <text:p text:style-name="P254"><text:tab/><text:span text:style-name="T401">Назавтра сразу</text:span></text:p>
      <text:p text:style-name="P254"><text:tab/><text:span text:style-name="T401">Так он освободился от ноющей заразы</text:span></text:p>
      <text:p text:style-name="P254"/>
      <text:p text:style-name="P258">Русские пьют безостановочно и молча, <text:span text:style-name="T402">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403">Он это кто?</text:span>– <text:span text:style-name="T404">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404">, холодное и горькое от хмеля, нет смысла переводить дыхание, глотай, пока не выхлыщешь до дна</text:span>—<text:span text:style-name="T405">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59">Был техник по имени Урбино</text:p>
      <text:p text:style-name="P259">Он перепихнулся с турбиной</text:p>
      <text:p text:style-name="P260">Сказал: «Выходит глаже,</text:p>
      <text:p text:style-name="P260">Чем с женщиной даже,</text:p>
      <text:p text:style-name="P260">И намного дешевле, чем вина!»</text:p>
      <text:p text:style-name="P260"/>
      <text:p text:style-name="P78">– <text:span text:style-name="T406">Что происходит?</text:span>– <text:span text:style-name="T406">Задаёт вопрос Слотроп поверх пены следующего пива, что только что материализовалось в его руках. </text:span></text:p>
      <text:p text:style-name="P79">– <text:span text:style-name="T407">Это майор Марви. Его прощальная вечеринка.</text:span>– <text:span text:style-name="T408">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409">Э, а куда он едет?</text:span></text:p>
      <text:p text:style-name="P80"><text:soft-page-break/>– <text:span text:style-name="T409">Отсюда.</text:span></text:p>
      <text:p text:style-name="P140">– <text:span text:style-name="T409">Думал, он тут для контакта с теми из GE.</text:span></text:p>
      <text:p text:style-name="P80">– <text:span text:style-name="T409">Конечно, а ты думал кто платит за всё это?</text:span></text:p>
      <text:p text:style-name="P261">Марви тут в свете подземелья ещё менее привлекателен, чем <text:span text:style-name="T410">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411">Вот он!</text:span>– <text:span text:style-name="T411">оглушительным рёвом, уставив на Слотропа дрожащий палец,</text:span>– <text:span text:style-name="T411">ей-бо, агликашка сукин сын, хватай его, ребята!</text:span>– <text:span text:style-name="T35">Хватай его, ребята? </text:span><text:span text:style-name="T412">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413">Спокойно, спокойно, друг,</text:span>– <text:span text:style-name="T413">начинает Йан Скафинг, в тот момент, когда враждебные лица начинают подступать к нему. Хммм…. О, правильно, смывайся</text:span>—<text:span text:style-name="T414">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415">Подъём, вы долбодоны,</text:span>– <text:span text:style-name="T416">орёт Марви,</text:span>– <text:span text:style-name="T416">не дайте уйти ..есосу!</text:span>– <text:span text:style-name="T417">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417">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262">Во втором из основных тоннелей Слотроп теперь переходит в забег на длинную милю, стараясь не думать хватит ли ему дыхалки для этого. <text:span text:style-name="T418">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418">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419">Грю, по-моему, те сзади хотят меня убить. Можно тут куда-нибудь</text:span>—</text:p>
      <text:p text:style-name="P263">Старик подмигивает, в<text:span text:style-name="T420">е</text:span>дёт Слотропа через Штольню <text:span text:style-name="T420">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420">».</text:span></text:p>
      <text:p text:style-name="P85"><text:soft-page-break/>– <text:span text:style-name="T421">Не </text:span><text:span text:style-name="T39">туда</text:span><text:span text:style-name="T421">, мэн, там они </text:span><text:span text:style-name="T39">спускаются</text:span><text:span text:style-name="T421">.</text:span>– <text:span text:style-name="T422">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423">Ты похож теперь на Гитлера. Теперь они </text:span><text:span text:style-name="T40">точно</text:span><text:span text:style-name="T423"> захотят тебя убить.</text:span>– <text:span text:style-name="T424">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264">Я в руках чокнутого маньяка<text:span text:style-name="T270">—«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425">Что теперь делать?</text:span></text:p>
      <text:p text:style-name="P87">– <text:span text:style-name="T425">Ты будешь экспертом по выразительному английскому. Скажи что-нибудь обидное.</text:span></text:p>
      <text:p text:style-name="P265">Слотроп высовывает голову в длинный тоннель и кричит с самым английским акцентом: «Майор Марви сосунок!»</text:p>
      <text:p text:style-name="P88">– <text:span text:style-name="T426">Сюда, он там!</text:span>– <text:span text:style-name="T426">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427">Пора,</text:span>– <text:span text:style-name="T427">сияет зловредный Глимпф и приводит в движение кран.</text:span></text:p>
      <text:p text:style-name="P266">Свежая мысль приходит Слотропу на ум. Он снова высовывает голову и вопит: «Майор Марви сосёт НИГГЕРОВ!»</text:p>
      <text:p text:style-name="P90">– <text:span text:style-name="T428">Я думаю, нам надо поторопиться,</text:span>– <text:span text:style-name="T428">грит Глимпф.</text:span></text:p>
      <text:p text:style-name="P91">– <text:span text:style-name="T429">Эх, я как раз придумал ещё кое-что про его мать.</text:span>– <text:span text:style-name="T430">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267">Слотроп и Глимпф смываются через противоположный <text:span text:style-name="T431">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268">Груда никелевых прутьев валится с оглушительным грохотом. <text:span text:style-name="T432">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432"> сам себе. Позади глухая неразбериха погони, но света ещё нет. Раздаётся негромкий звяк и резкое «</text:span><text:span text:style-name="T41">Himmel</text:span><text:span text:style-name="T432">»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433">Сюда, скорее,</text:span>– <text:span text:style-name="T433">Глимпф столкнулся с подобием миниатюрного поезда, контуры которого теперь едва проступают</text:span>—<text:span text:style-name="T434">когда-то на нём катали посетителей из Берлина по заводу. Они взбираются на трактор впереди и Глимпф возится с переключателями.</text:span></text:p>
      <text:p text:style-name="P270">Ну, поехали, все по вагонам, <text:span text:style-name="T435">отключение освещения было наверное уловкой Марви, позади потрескиванье искр и теперь даже чувствуется ветерок. Хорошо катим.</text:span></text:p>
      <text:p text:style-name="P269"><text:tab/><text:span text:style-name="T436">Каждый Нацистёнок гоняет бильярд или скачет в классики </text:span></text:p>
      <text:p text:style-name="P273"><text:tab/>На Миттелверке экспресс!</text:p>
      <text:p text:style-name="P271"><text:soft-page-break/><text:tab/>Все забавные Фашисты просто крутят вверх усы</text:p>
      <text:p text:style-name="P271"><text:tab/><text:span text:style-name="T437">Куда мы едем? Угадай-ка!</text:span></text:p>
      <text:p text:style-name="P271"><text:tab/><text:span text:style-name="T437">Просто в ту страну, где кончатся пути,</text:span></text:p>
      <text:p text:style-name="P272"><text:tab/>Где нет ни дефицитов, ни подоходного налога</text:p>
      <text:p text:style-name="P272"><text:tab/><text:span text:style-name="T438">Наступят добрые времена для Минни с Максом</text:span></text:p>
      <text:p text:style-name="P272"><text:tab/><text:span text:style-name="T438">На Миттельверке Экспресс!</text:span></text:p>
      <text:p text:style-name="P272"/>
      <text:p text:style-name="P274">Глимпф включил прожектор-фару. <text:span text:style-name="T439">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440">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274"/>
      <text:p text:style-name="P274"><text:tab/><text:span text:style-name="T441">Однажды был парень по имени Рей,</text:span></text:p>
      <text:p text:style-name="P93">– <text:span text:style-name="T441">О, блядь,</text:span>– <text:span text:style-name="T441">грит Слотроп</text:span></text:p>
      <text:p text:style-name="P93"><text:tab/><text:span text:style-name="T441">Любитель аккумуляторных батарей</text:span></text:p>
      <text:p text:style-name="P93"><text:tab/><text:span text:style-name="T442">До замыкания в 50 вольт доигрался</text:span></text:p>
      <text:p text:style-name="P93"><text:tab/><text:span text:style-name="T442">И от хуя его лишь огрызок остался</text:span></text:p>
      <text:p text:style-name="P93"><text:tab/><text:span text:style-name="T443">Хлипкий, как устрица из морей.</text:span></text:p>
      <text:p text:style-name="P93"/>
      <text:p text:style-name="P93"><text:tab/><text:span text:style-name="T1">Ja, ja, ja, ja,</text:span></text:p>
      <text:p text:style-name="P93"><text:tab/><text:span text:style-name="T443">В Пруссии не лижут пусю</text:span>, <text:span text:style-name="T1">u.s.w.</text:span></text:p>
      <text:p text:style-name="P274"/>
      <text:p text:style-name="P94">– <text:span text:style-name="T444">Можете добраться назад и отцепить те платформы,</text:span>– <text:span text:style-name="T444">интересуется Глимпф.</text:span></text:p>
      <text:p text:style-name="P95">– <text:span text:style-name="T444">Думаю, что да….</text:span>– <text:span text:style-name="T445">Но возится там, кажется, несколько часов.</text:span></text:p>
      <text:p text:style-name="P274"/>
      <text:p text:style-name="P274"><text:tab/><text:span text:style-name="T446">Однажды был парень по имени Лограф</text:span></text:p>
      <text:p text:style-name="P274"><text:tab/><text:span text:style-name="T446">Который засадил в осциллограф,</text:span></text:p>
      <text:p text:style-name="P274"><text:tab/><text:span text:style-name="T447">Циклический след их плотских утех</text:span></text:p>
      <text:p text:style-name="P274"><text:soft-page-break/><text:tab/><text:span text:style-name="T448">Озадачил всех</text:span></text:p>
      <text:p text:style-name="P275"><text:tab/>Почти бесконечным наклоном</text:p>
      <text:p text:style-name="P275"/>
      <text:p text:style-name="P96">– <text:span text:style-name="T448">Инженеры,</text:span>– <text:span text:style-name="T448">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449">Думаете их это остановит?</text:span></text:p>
      <text:p text:style-name="P276">И тут им в зад, в гармонической раскладке на четыре голоса:</text:p>
      <text:p text:style-name="P276"/>
      <text:p text:style-name="P276"><text:tab/><text:span text:style-name="T450">Однажды парень по имени Юрий</text:span></text:p>
      <text:p text:style-name="P276"><text:tab/><text:span text:style-name="T450">Сопло ебал через клапан вентури</text:span></text:p>
      <text:p text:style-name="P276"><text:tab/><text:span text:style-name="T450">Его на том поймали, и арестовали</text:span></text:p>
      <text:p text:style-name="P277"><text:tab/>И срок ему большой в<text:span text:style-name="T456">мандюрил</text:span></text:p>
      <text:p text:style-name="P277"><text:tab/>Судья как <text:span text:style-name="T451">т</text:span>уча хмурый.</text:p>
      <text:p text:style-name="P274"/>
      <text:p text:style-name="P98">– <text:span text:style-name="T452">О-о-кей, Джоко дорогуша. Тот старый фосфорный патрон при тебе?</text:span></text:p>
      <text:p text:style-name="P99">– <text:span text:style-name="T453">Посторонись, дружище!</text:span></text:p>
      <text:p text:style-name="P278">Без какого-либо ещё предупреждения, с ослепляющим сотрясением лопается <text:span text:style-name="T454">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454">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454">…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454"> ..есоса!»</text:span></text:p>
      <text:p text:style-name="P279">Из вспышки, на расстоянии удобного<text:tab/> выстрела из пистолета, <text:span text:style-name="T455">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280">Слотроп ныряет <text:span text:style-name="T457">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281"><text:soft-page-break/>Заряд начал гаснуть. Тени возвращаются в проёмы входом поперечных Штолен. <text:span text:style-name="T458">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459">Вы сюда на машине приехали?</text:span>– <text:span text:style-name="T459">Спрашивает, помаргивая, Глимпф.</text:span></text:p>
      <text:p text:style-name="P100">– <text:span text:style-name="T459">Что?</text:span>– <text:span text:style-name="T459">Слотроп вспоминает ключ оставленный в Мерседесе.</text:span>– <text:span text:style-name="T45">Ага</text:span><text:span text:style-name="T459">...»</text:span></text:p>
      <text:p text:style-name="P282">Глимпф притормаживает, когда они проносятся под параболой в дневной свет, и выкатывает сделать плавную респектабельную остановку. <text:span text:style-name="T460">Они отдают честь часовым из Второй Роты и идут угонять Мерседес, который всё там же, где птенец оставлял его.</text:span></text:p>
      <text:p text:style-name="P283">На <text:span text:style-name="T462">дороге</text:span>, Глимпф указывает в северном направлении, <text:span text:style-name="T461">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284">Солнце давно миновало зенит, когда они оста<text:span text:style-name="T463">н</text:span>авливаются, наконец, <text:span text:style-name="T463">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285">Они подымаются по тропе идущей гармошкой, <text:span text:style-name="T464">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465">Вы тут живёте?</text:span></text:p>
      <text:p text:style-name="P102">– <text:span text:style-name="T465">Я тут работал. Полагаю, Цвиттер мог задержаться здесь до сих пор.</text:span>– <text:span text:style-name="T466">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467">Глипф начинает хмуриться.</text:span>– «<text:span text:style-name="T468">Но самого его можно терпеть, полагаю».</text:span>– <text:s/><text:span text:style-name="T469">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286">Хор влажного воркованья, пропитанного белым пухом, встречает их, <text:span text:style-name="T470">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471">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471">платьях, шелка которых теряются в пыли и хлопаньи крыльев пустых комнат. Всё покрыто голубиным помётом. </text:span></text:p>
      <text:p text:style-name="P287">Контрастом, лаборатория Цвиттера наверху <text:span text:style-name="T472">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288">Тут только Цвиттер: <text:span text:style-name="T473">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289">Но при взгляде на Слотропа они мгновенно очищаются и матовые барьеры заслоняют их. <text:span text:style-name="T474">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289"/>
      <text:p text:style-name="P366">ОХ… тута…</text:p>
      <text:p text:style-name="P366">Нацисты в щелях</text:p>
      <text:p text:style-name="P366">Фашисты в стенах</text:p>
      <text:p text:style-name="P367">Япошки лыбятся зубами-домино</text:p>
      <text:p text:style-name="P368">За яйца щас тебя ухватят</text:p>
      <text:p text:style-name="P369">Вить кончилась война</text:p>
      <text:p text:style-name="P370">Ух, как же ж рады будут эти Русаки</text:p>
      <text:p text:style-name="P370">По новой завести</text:p>
      <text:p text:style-name="P370">Закруговертить Третию...</text:p>
      <text:p text:style-name="P274"/>
      <text:p text:style-name="P290"><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475">Мы не можем придти к согласию о давлении в камере. Наши расчёты показывают, что давление в 40 </text:span><text:span text:style-name="T46">atü</text:span><text:span text:style-name="T475"> было бы наиболее оптимальным. Но все собранные нами данные группируются вокруг значения всего в 10 </text:span><text:span text:style-name="T46">atü».</text:span></text:p>
      <text:p text:style-name="P103"><text:span text:style-name="T475">– Тогда разумеется,</text:span>– <text:span text:style-name="T476">ответил Нгурарориру,</text:span>– <text:span text:style-name="T476">вы должны следовать данным.</text:span></text:p>
      <text:p text:style-name="P104">– <text:span text:style-name="T477">Но это не будет ни самым совершенным, ни достаточным значением</text:span>– <text:span text:style-name="T477">возразил Немец.</text:span></text:p>
      <text:p text:style-name="P105">– <text:span text:style-name="T478">Гордый человек,</text:span>– <text:span text:style-name="T478">сказал Нгуарореру,</text:span>– <text:span text:style-name="T479">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480">Из </text:span><text:span text:style-name="T47">Легенды</text:span><text:span text:style-name="T480"> </text:span><text:span text:style-name="T47">Schwarzkommando</text:span><text:span text:style-name="T480">, собранные</text:span></text:p>
      <text:p text:style-name="P291">Стивом Эдельманом</text:p>
      <text:p text:style-name="P274"/>
      <text:p text:style-name="P292"><text:soft-page-break/>В горах окружающих Нордхаузен и Бляйхероде, внутри заброшенных шахт, живут <text:span text:style-name="T1">Schwarzkommando</text:span>. <text:span text:style-name="T481">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293">Теперь в окрестностях Нордхаузена/Бляхероде существует несколько подземных общин. <text:span text:style-name="T482">В здешних местах они известны как </text:span><text:span text:style-name="T48">Erdschweinhöhle</text:span><text:span text:style-name="T482">.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483">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294">Но когда ты проносился мимо, кто была та женщина по плечи врытая в нору трубкозуба, <text:span text:style-name="T484">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294"><text:span text:style-name="T484">Когда-то в далёком Юго-Западе,</text:span><text:span text:style-name="T90"> </text:span><text:span text:style-name="T82">Erdschweinhöhle </text:span><text:span text:style-name="T104">являлась могучим символом плодородия и жизни. </text:span><text:span text:style-name="T105">Но здесь, в Зоне, её реальный статус не так ясен.</text:span></text:p>
      <text:p text:style-name="P295"><text:span text:style-name="T105">С</text:span><text:span text:style-name="T91">реди </text:span><text:span text:style-name="T79">Schwarzkommando </text:span><text:span text:style-name="T106">имеются силы, в настоящее время, </text:span><text:span text:style-name="T107">которые взяли курс на стерильность и вымирание. </text:span><text:span text:style-name="T108">Борьба в основном, </text:span><text:span text:style-name="T109">идёт молча, ночью, в тошноте и спазмах беременностей и выкидышей. </text:span><text:span text:style-name="T110">Но это политическая борьба. </text:span><text:span text:style-name="T111">Никого она не тревожит больше, чем Енцина. </text:span><text:span text:style-name="T112">Он тут Нгуарориру. </text:span><text:span text:style-name="T113">Слово это не означает в точности «вождь», а «тот, кто был доказан». </text:span><text:span text:style-name="T114">Енцин известен также, хотя не в лицо, как Отйикондо, Полукровка. </text:span><text:span text:style-name="T115">Его отец был Европейцем. </text:span><text:span text:style-name="T116">Не то, чтобы это </text:span><text:span text:style-name="T117">придавало ему</text:span><text:span text:style-name="T116"> <text:s/>уникальн</text:span><text:span text:style-name="T117">ость </text:span><text:span text:style-name="T118">среди здешних </text:span><text:span text:style-name="T83">Erdschweinhöhl</text:span><text:span text:style-name="T118">е</text:span><text:span text:style-name="T200">цев</text:span><text:span text:style-name="T116">: </text:span><text:span text:style-name="T119">тут примеш</text:span><text:span text:style-name="T120">и</text:span><text:span text:style-name="T119">валась уже Германская: Славянская и Цыганская кровь. </text:span><text:span text:style-name="T120">За пару поколений, движимые ускорениями, которых не знали в до-Имперские дни, </text:span><text:span text:style-name="T121">они наращивали своеобразность </text:span><text:span text:style-name="T122">от которой мало кто ожидает окончательного оформления в обозримом будущем. </text:span><text:span text:style-name="T123">Ракета обретёт окончательную форму, но не её народ. </text:span><text:span text:style-name="T124">Эанда и орузо утратили </text:span><text:span text:style-name="T125">свою силу здесь</text:span><text:span text:style-name="T99">—</text:span><text:span text:style-name="T126">кровные линии матери и отца </text:span><text:span text:style-name="T127">оставлены позади, в далёком Юго-Западе. </text:span><text:span text:style-name="T128">Многие из ранних эмигрантов </text:span><text:span text:style-name="T129">даже </text:span><text:span text:style-name="T130">приняли</text:span><text:span text:style-name="T129"> </text:span><text:soft-page-break/><text:span text:style-name="T129">веру Рейнского Миссионерского Общества </text:span><text:span text:style-name="T130">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131">кожаный шнурок влагался туда при рождении каждого, и развязывал узел рождения. Развязанной, душа была потерянной для пле</text:span><text:span text:style-name="T132">м</text:span><text:span text:style-name="T131">ени. </text:span><text:span text:style-name="T132">Так что сегодня, </text:span><text:span text:style-name="T133">в </text:span><text:span text:style-name="T84">Erdschweinhöhle</text:span><text:span text:style-name="T133">, каждый из Опустевших носил полоску кожи без узелка: это </text:span><text:span text:style-name="T134">кусочек </text:span><text:span text:style-name="T133">старинн</text:span><text:span text:style-name="T134">ого</text:span><text:span text:style-name="T133"> символизм</text:span><text:span text:style-name="T134">а, который они полагали полезным.</text:span></text:p>
      <text:p text:style-name="P296"><text:span text:style-name="T134">О</text:span><text:span text:style-name="T91">ни называют себя Отукунгуруа. Да, тёртые знатоки Африки, тут следовало бы употреблять «Омакунгуруа», однако, они всегда уточняют</text:span><text:span text:style-name="T99">—</text:span><text:span text:style-name="T91">наверное, не столько для здоровья, сколько для правильности</text:span><text:span text:style-name="T99">—</text:span><text:span text:style-name="T91">что </text:span><text:span text:style-name="T79">oma- </text:span><text:span text:style-name="T91">применяется для обозначения живых и человечьих. </text:span><text:span text:style-name="T79">Otu</text:span><text:span text:style-name="T91">- для неодушевлённых и распространяющихся, </text:span><text:span text:style-name="T135">именно такими они представляют себя. </text:span><text:span text:style-name="T136">Революционеры Нуля, они продолжают то, что началось среди прежних Иреро после разгрома восстания 1904. </text:span><text:span text:style-name="T137">Они стоят за отрицательный показатель рождаемости. </text:span><text:span text:style-name="T138">Это программа самоубийства расы. </text:span><text:span text:style-name="T139">Они доведут до конца уничтожение начатое Немцами в 1904. </text:span></text:p>
      <text:p text:style-name="P297"><text:span text:style-name="T139">О</text:span><text:span text:style-name="T91">дним поколением ранее, </text:span><text:span text:style-name="T140">снижение живых рождений среди Иреро стало предметом врачебного интереса по всей южной Африке. </text:span><text:span text:style-name="T141">Белых это обеспокоило, как вспышка ящура среди крупного рогатого скота. </text:span><text:span text:style-name="T142">Как стерпеть, видя, что подвластное население так вот уменьшается год за год</text:span><text:span text:style-name="T143">о</text:span><text:span text:style-name="T142">м. </text:span><text:span text:style-name="T144">Что это за колония без смугло тёмных аборигенов? </text:span><text:span text:style-name="T145">Просто большой кусок пустыни, </text:span><text:span text:style-name="T146">никаких тебе служанок, ни рабочих рук в поле, </text:span><text:span text:style-name="T147">нет работников для строительства или шахт</text:span><text:span text:style-name="T99">—</text:span><text:span text:style-name="T148">стой, </text:span><text:span text:style-name="T149">тут </text:span><text:span text:style-name="T148">погоди-ка, да это Карл Марк</text:span><text:span text:style-name="T149">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150">О, нет. Колонии это нечно больше, немного большее. </text:span><text:span text:style-name="T151">Колонии это сортиры для Европейск</text:span><text:span text:style-name="T152">ой души, </text:span><text:span text:style-name="T153">где парняга может скинуть штаны и насладиться </text:span><text:span text:style-name="T154">вонью собственного говна. </text:span><text:span text:style-name="T155">Где он может навалиться на свою стройную дичь рыча, как ему больше нравиться, </text:span><text:span text:style-name="T156">и жрать её кровь не тая свою радость. </text:span><text:span text:style-name="T157">Каково? Где он может просто барахтаться и возбуждаться и погружаться </text:span><text:span text:style-name="T158">в мягкость, принимающую темень конечностей, </text:span><text:span text:style-name="T159">волос таких же шерстистых как на </text:span><text:span text:style-name="T160">его собственном </text:span><text:span text:style-name="T159">запретн</text:span><text:span text:style-name="T160">ом детородном члене. </text:span><text:span text:style-name="T161">Где мак и каннабис и кока растут привольно и зелено, </text:span><text:span text:style-name="T162">не рядясь в цвета и стиль смерти, как </text:span><text:span text:style-name="T163">делают спорынья и </text:span><text:span text:style-name="T164">агарик, </text:span><text:span text:style-name="T165">пагуба и гриб </text:span><text:span text:style-name="T166">уроженцы Европы. </text:span><text:span text:style-name="T167">Христианская Европа всегда была смертью, Карл, смертью и </text:span><text:span text:style-name="T168">репрессиями. </text:span><text:span text:style-name="T169">В далёких колониях можно наслаждаться жизнью, </text:span><text:span text:style-name="T170">жизнью и чувственностью в любых её проявлениях, </text:span><text:span text:style-name="T171">без всякого вреда для Метрополии, </text:span><text:span text:style-name="T172">ничуть не пачкая все те соборы, белые мраморные статуи, </text:span><text:span text:style-name="T173">возвышенные</text:span><text:span text:style-name="T172"> мысли…. </text:span><text:span text:style-name="T174">Туда не донесётся ни словечка. </text:span><text:span text:style-name="T175">Тут достаточно в молчаниях достаточно шири, чтобы поглотить </text:span><text:span text:style-name="T176">любое поведение, каким бы ни было оно грязным, каким бы не людским ни становилось…. <text:s/></text:span></text:p>
      <text:p text:style-name="P298"><text:span text:style-name="T176">Н</text:span><text:span text:style-name="T91">екоторые из наиболее рациональных медиков приписывали падение рождаемости Иреро </text:span><text:span text:style-name="T177">недостат</text:span><text:span text:style-name="T179">очному содержанию</text:span><text:span text:style-name="T177"> Витамина Е </text:span><text:span text:style-name="T178">в их питании</text:span><text:span text:style-name="T99">—</text:span><text:span text:style-name="T179">другие мало</text:span><text:span text:style-name="T180">й </text:span><text:span text:style-name="T179">вероятности оплодотворения, </text:span><text:span text:style-name="T180">с учётом </text:span><text:span text:style-name="T181">небычно длинной и узкой матки </text:span><text:span text:style-name="T182">у женщин Иреро. </text:span><text:span text:style-name="T183">Но под всеми этими резонными разговорами, научными предположениями, </text:span><text:span text:style-name="T184">ни один белый Африканец не мог совершенно подавить то, что приходило в </text:span><text:span text:style-name="T85">ощущении….</text:span><text:span text:style-name="T184"> </text:span><text:span text:style-name="T185">Что-то зловещее распространялось в вельде: </text:span><text:span text:style-name="T186">он начинал взглядывать на их лица, ообенно женщи, </text:span><text:span text:style-name="T187">рядами за изгородями из терниев, </text:span><text:span text:style-name="T188">и он знал вне логических обоснований: </text:span><text:span text:style-name="T189">тут </text:span><text:span text:style-name="T86">действует</text:span><text:span text:style-name="T189"> племенное сознание, </text:span><text:span text:style-name="T190">и оно избрало покончить с собой…. </text:span><text:span text:style-name="T191">Непостижимо. </text:span><text:span text:style-name="T192">Возможно, мы не были так честны, как могли бы быть, </text:span><text:span text:style-name="T193">может мы и впрямь отняли у них стада и земли… </text:span><text:span text:style-name="T194">ну, и потом трудовые лагеря, конечно, колючая проволока и частоколы тюрем… </text:span><text:span text:style-name="T195">Может, они почувствовали это миром, в котором больше не хотят жить. </text:span><text:span text:style-name="T196">Впрочем, очень для них типично, сдаться, уползти, </text:span><text:span text:style-name="T197">чтобы умереть… </text:span><text:span text:style-name="T198">почему они не попытаются даже договориться? </text:span><text:span text:style-name="T199">Мы могли бы выработать решение, </text:span><text:span text:style-name="T87">какое-нибудь</text:span><text:span text:style-name="T199"> решение….</text:span></text:p>
      <text:p text:style-name="P361"><text:s/><text:span text:style-name="T485">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485">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362">Хоть они и не признают этого, Пустые, <text:span text:style-name="T486">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487">их слушают.</text:span></text:p>
      <text:p text:style-name="P299">Пустые могут гарантировать, что <text:s/>наступит день, <text:span text:style-name="T488">когда умрёт последний Иреро Зоны, заключительный ноль коллективной истории прожитой до конца. Это завлекает.</text:span></text:p>
      <text:p text:style-name="P300">Тут нет прямой борьбы за власть. <text:span text:style-name="T489">Идёт обольщение и контр-обольщение, призывы и порнография и история Иреро Зоны решается в постели. </text:span></text:p>
      <text:p text:style-name="P301">Векторы в ночном подземель<text:span text:style-name="T490">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490">, как она собирает горючее и окислители в камере двигателя, размеренно, как кормчий, ради предстоящей параболы.</text:span></text:p>
      <text:p text:style-name="P302">Нцин сидит в эту ночь под своей горой, <text:span text:style-name="T491">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03">То, что Енцин хочет создать не будет иметь истории. <text:span text:style-name="T492">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492">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04">И <text:span text:style-name="T493">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494">Да, ну,</text:span>– <text:span text:style-name="T494">ухмыляется Енцин подыгрывая.</text:span>– <text:span text:style-name="T495">Понятия не имею что могло бы быть. Намекни, хотя бы.</text:span></text:p>
      <text:p text:style-name="P108">– <text:span text:style-name="T496">Это невозможный для повторения акт.</text:span></text:p>
      <text:p text:style-name="P108">– <text:span text:style-name="T496">Запуск ракеты?</text:span></text:p>
      <text:p text:style-name="P109">– <text:span text:style-name="T496">Нет, потому что всегда есть другая ракета. Но чего нет, так это</text:span>—<text:span text:style-name="T497">ладно, забудь.</text:span></text:p>
      <text:p text:style-name="P109">– <text:span text:style-name="T497">Ха! Нечем продолжать, <text:s/>ты имел в виду.</text:span></text:p>
      <text:p text:style-name="P110">– <text:span text:style-name="T498">Допустим, я дал тебе ещё одну подсказку.</text:span></text:p>
      <text:p text:style-name="P111"><text:soft-page-break/>– <text:span text:style-name="T499">Ну, ладно.</text:span>– <text:span text:style-name="T499">Енцин уже разгадал: видно по тому, как он сдерживает свою челюсть, чтобы не расхохотаться….</text:span></text:p>
      <text:p text:style-name="P112">– <text:span text:style-name="T500">Это охватывает все Отклонения в одном единственном акте.</text:span>– <text:span text:style-name="T501">Енцин вздыхает, раздражённо, но не придирается к такому применению «Отклонений». Колоть глаза прошлым, одна из уловок Омбинди.</text:span>– <text:span text:style-name="T502">Гомосексуализм, например.</text:span>– <text:span text:style-name="T503">Никакой реакции.</text:span>– <text:span text:style-name="T504">Садизм </text:span><text:span text:style-name="T53">и</text:span><text:span text:style-name="T504"> мазохизм. Онанизм. Некрофилия….</text:span></text:p>
      <text:p text:style-name="P113">– <text:span text:style-name="T505">Столько всего в одном акте?</text:span></text:p>
      <text:p text:style-name="P305">Всё это и кое-то ещё. Оба знают, что <text:span text:style-name="T506">подспудно идёт</text:span> обсуждени<text:span text:style-name="T506">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506">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506">, что Енцина, так уж выходит, ПРИБОЛТАЛИ НА САМОУБИЙСТВО</text:span></text:p>
      <text:p text:style-name="P305"><text:s/><text:span text:style-name="T507">А мне по хрен что я ем</text:span></text:p>
      <text:p text:style-name="P306">Буги-вуги <text:span text:style-name="T508">надоели со</text:span>всем,</text:p>
      <text:p text:style-name="P306">Но меня приболтали на <text:span text:style-name="T1">самоубийство!</text:span></text:p>
      <text:p text:style-name="P363"/>
      <text:p text:style-name="P307">И под гитару, и под трубу,</text:p>
      <text:p text:style-name="P307"><text:s/>Все ваши песни «бу-бу-бу-бу!»</text:p>
      <text:p text:style-name="P307">И меня приболтали на самоубийство!</text:p>
      <text:p text:style-name="P307"/>
      <text:p text:style-name="P308">На всё талоны-карточки: от соли до трусиков,</text:p>
      <text:p text:style-name="P308">Мамаши вырастают из вампиров- пупсиков,</text:p>
      <text:p text:style-name="P308"><text:s/>Плевать! Меня приболтали на самоубийство!</text:p>
      <text:p text:style-name="P308"/>
      <text:p text:style-name="P308">Ни галстука не надо мне, ни на распашку ворот,</text:p>
      <text:p text:style-name="P308">Ссышь на деревню, ссы и на город.</text:p>
      <text:p text:style-name="P309">Но меня П. Н. С., <text:span text:style-name="T509">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10"><text:soft-page-break/>Разговоры между Омбинди и Енциным, превратились поэтому в обмен торговыми запросами, <text:span text:style-name="T510">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511">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512">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513">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514">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514">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515">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11">Так что, между этими двумя, даже будничные приветствия не <text:span text:style-name="T516">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516"> одолеть?</text:span></text:p>
      <text:p text:style-name="P114"><text:span text:style-name="T1">Erdschweinhöhle</text:span> <text:span text:style-name="T517">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517">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518">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12">Для Енцина, имя Бляхероде, довольно близко к «Блицкер», прозвище данное смерти древними Германцами. <text:span text:style-name="T519">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13">Когда-то он не мог представить жизни без возвращения. <text:span text:style-name="T520">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14">Из всех историй о тех временах, эта самая трагичная. <text:span text:style-name="T521">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15">Возврата нет. Шестьдесят процентов <text:span text:style-name="T522">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522">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16">Эти двое уже давно не видели друг друга. <text:span text:style-name="T523">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523"> исполняемое по Вагнеру, в меди угасание и насмешка, голоса струнных вступают и выпадают из фазы….</text:span></text:p>
      <text:p text:style-name="P317">Ночью здесь в глубине, очень часто в последнее вре<text:span text:style-name="T524">м</text:span>я, <text:span text:style-name="T524">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18">Редко случаются такие островки пуха и бархата, <text:span text:style-name="T525">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526">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526">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527">Он когда-нибудь ревновал к другим молодым людям</text:span>—<text:span text:style-name="T528">к чувствам, которые они в тебе вызывали.</text:span></text:p>
      <text:p text:style-name="P117"><text:soft-page-break/>– <text:span text:style-name="T528">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529">И ты никогда не сомневался в нём? Он уж точно не был самой упорядоченной личностью</text:span>—</text:p>
      <text:p text:style-name="P118">– <text:span text:style-name="T530">Понимаешь</text:span>—<text:span text:style-name="T530">не знаю как это сказать… тебе случалось быть Христианином?</text:span></text:p>
      <text:p text:style-name="P119">– <text:span text:style-name="T531">Ну… однажды.</text:span></text:p>
      <text:p text:style-name="P120">– <text:span text:style-name="T532">Ты когда-нибудь, на улице, встречал человека и в тот же миг знал, что это </text:span><text:span text:style-name="T60">должен</text:span><text:span text:style-name="T532"> быть Исус Христос</text:span>—<text:span text:style-name="T533">не то, чтобы надеялся, или улавливал какое-то сходство</text:span>—<text:span text:style-name="T534">а просто </text:span><text:span text:style-name="T61">знал</text:span><text:span text:style-name="T534">.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535">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536">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537">Аутаз,</text:span>– <text:span text:style-name="T537">грит Енцин, а это одно из многих слов у Иреро обозначающих дерьмо, в данном случае, большую, только что высранную лепеху коровы.</text:span></text:p>
      <text:p text:style-name="P319">Андреас Орукамбе сидит перед армейски зелёной рацией морщинистой отделки, приёмник/передатчик, задвинутой в скальный альков комнаты. <text:span text:style-name="T538">Пара резиновых наушников покрывает его уши. </text:span><text:span text:style-name="T62">Schwarzkommando </text:span><text:span text:style-name="T539">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540">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540">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20"><text:span text:style-name="T541">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542">стараются отслеживать стольких, сколько удастся—впрочем тут нечего сомневаться насчёт их планом касаемо <text:s/></text:span><text:span text:style-name="T62">Schwarzkommando, </text:span><text:span text:style-name="T543">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21">Возможно, это просто спектакль, <text:span text:style-name="T544">но они уже не </text:span><text:span text:style-name="T63">кажутся</text:span><text:span text:style-name="T544"> Союзниками… хотя история, которую они изобретали для себя натаскивает нас </text:span><text:span text:style-name="T63">ожидать</text:span><text:span text:style-name="T544">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544">враждующих мусоросборщиков, друг на друга… </text:span><text:span text:style-name="T63">с виду</text:span><text:span text:style-name="T544">,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22">Всё сводится к этому ежедневному сплетани<text:span text:style-name="T545">ю</text:span>, распусканию, <text:span text:style-name="T545">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546">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547">Проблемы в Гамбурге</text:span>— <text:span text:style-name="T548">Андреас строчит на листке бумаги, приподняв один наушник, </text:span><text:span text:style-name="T65">присос</text:span><text:span text:style-name="T548"> взмокрел от пота, <text:s/>чтобы быть на связи в обе стороны.</text:span>– <text:span text:style-name="T549">Похоже опять с ПеэЛами. Сигнал слабый. Всё время пропадает.</text:span></text:p>
      <text:p text:style-name="P323">С момента капитуляции постоянно возникали стычки между гражданскими <text:s/>Немцами и <text:span text:style-name="T550">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550">.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551">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552">Это Онгуруве.</text:span>– <text:span text:style-name="T553">Андреас подаёт наушники и разворачивается откатиться и пропустить Енцина.</text:span></text:p>
      <text:p text:style-name="P125"><text:soft-page-break/>–… <text:span text:style-name="T554">не знаю, мы им нужны, или нефтеперегонный…</text:span>– <text:span text:style-name="T555">голос наплывает и удаляется в потрескиваниях,</text:span>– … <text:span text:style-name="T556">сотня, может две… так много… </text:span>—<text:span text:style-name="T557">ружённых, дубинки, пистолеты</text:span>—</text:p>
      <text:p text:style-name="P324">Писк и всплеск шипения, <text:span text:style-name="T558">потом вклинивается знакомый голос: «Я могу привезти человек пятнадцать».</text:span></text:p>
      <text:p text:style-name="P126">– <text:span text:style-name="T559">Говорит Ганновер,</text:span>– <text:span text:style-name="T560">бормочет Енцин, стараясь звучать довольным.</text:span></text:p>
      <text:p text:style-name="P127">– <text:span text:style-name="T561">Ты имеешь ввиду Иосиф Омбинди.</text:span>– <text:span text:style-name="T562">Андреас недоволен.</text:span></text:p>
      <text:p text:style-name="P325">Дело в том, что Онгуруве, <text:span text:style-name="T563">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564">Мне надо идти,</text:span>– <text:span text:style-name="T564">передавая наушники Андреасу.</text:span>– <text:span text:style-name="T565">Что не так?</text:span></text:p>
      <text:p text:style-name="P128">– <text:span text:style-name="T566">Может работа Русских, хотят тебя выманить.</text:span></text:p>
      <text:p text:style-name="P129">– <text:span text:style-name="T567">Всё хорошо. Насчёт Чичерина можешь не беспокоиться. Не думаю, что он там.</text:span></text:p>
      <text:p text:style-name="P130">– <text:span text:style-name="T568">Но твой Европеец сказал</text:span>—</text:p>
      <text:p text:style-name="P130">– <text:span text:style-name="T569">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570">Но если Марви теперь гоняется за ним, то может он чего-то стоит.</text:span></text:p>
      <text:p text:style-name="P132">– <text:span text:style-name="T571">Если стоит, то мы ещё с ним свидимся.</text:span></text:p>
      <text:p text:style-name="P326">Енцин подхватывает свой рюкзак, глотает пару таблеток <text:s/>Первитина на дорожку, <text:span text:style-name="T572">напоминает Андреасу про одну другую деловую мелочь наутро, и подымается длинными уклонами сквозь камень и соль на поверхность. </text:span></text:p>
      <text:p text:style-name="P327">Снаружи, он вдыхает вечнозелёный воздух Гарца. <text:span text:style-name="T573">В древних деревнях это было бы временем вечерней дойки. Восходит первая звезда, оканумаихи, маленькая любительница сладкого молока….</text:span></text:p>
      <text:p text:style-name="P328">Но эта должно быть другая звезда, северная. <text:span text:style-name="T574">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29">Енцин должен успеть в Гамбург до следующего убийства солнца копьями. <text:span text:style-name="T575">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30">Его седалищный нерв запульсировал. Слишком много засиживается. <text:span text:style-name="T576">Он идёт хромая, один, голова до сих пор опущена под низкий потолок штолен оставшейся позади </text:span><text:span text:style-name="T67">Erdschweinhöhle</text:span><text:span text:style-name="T270">—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30"><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31"><text:soft-page-break/>Вот-вот рассветёт. <text:span text:style-name="T577">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578">Для поцелуя дьявола, конечно же,</text:span>– <text:span text:style-name="T578">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332">Она шла в Род-Айленд прибежище найти</text:p>
      <text:p text:style-name="P332">Решила отдохнуть в Салеме по пути</text:p>
      <text:p text:style-name="P333">Но им там не понравилось как она улыбалась</text:p>
      <text:p text:style-name="P333">И вместе с ведьмами на висилице к утру она болталась…</text:p>
      <text:p text:style-name="P333"/>
      <text:p text:style-name="P334">Её обвинили в колдовстве и приговорили к смерти. <text:span text:style-name="T579">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580">Я </text:span><text:span text:style-name="T68">тебе</text:span><text:span text:style-name="T580"> что-то покажу,</text:span>– <text:span text:style-name="T581">грит она, для этого они и бодрствуют в этот безбожный час, прижавшись друг к другу и держась за руки.</text:span>– <text:span text:style-name="T582">Теперь посмотри,</text:span>– <text:span text:style-name="T582">шепчет Гели,</text:span>– <text:span text:style-name="T582">вон туда.</text:span></text:p>
      <text:p text:style-name="P335">Когда свет солнца падает им на спины, почти отвесно, <text:span text:style-name="T583">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336">Тени богов. Слотроп возносит руку. <text:span text:style-name="T584">Е</text:span>го пальцы покрывают города, <text:span text:style-name="T584">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584">Титаны </text:span><text:span text:style-name="T69">должны</text:span><text:span text:style-name="T584">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337">Гели вскидывает ногу словно танцовщица, а голову склоняет вбок. Слотроп выставляет свой средний палец к западу, <text:span text:style-name="T585">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338">Однако, <text:span text:style-name="T1">Brockengespenstphänomen </text:span><text:span text:style-name="T586">ограничен хрупким интерфейсом рассвета, и вскоре тени начинают откатываться обратно к своим владельцам. </text:span></text:p>
      <text:p text:style-name="P135">– <text:span text:style-name="T587">Слышь, а тот Чичерин когда-нибудь</text:span>—</text:p>
      <text:p text:style-name="P135">– <text:span text:style-name="T587">У Чичерина слишком много других дел.</text:span></text:p>
      <text:p text:style-name="P339"><text:span text:style-name="T270">–</text:span> О, ну а я, типа, трутень или вроде того. </text:p>
      <text:p text:style-name="P136">– <text:span text:style-name="T588">Ты другой.</text:span></text:p>
      <text:p text:style-name="P137">– <text:span text:style-name="T589">О-о-о-па… ему </text:span><text:span text:style-name="T70">нужно</text:span><text:span text:style-name="T589"> увидеть это.</text:span></text:p>
      <text:p text:style-name="P340">Она с любопытством взглянула на него, <text:span text:style-name="T590">но не спросила почему—её зубы прижали нижнюю губу и </text:span><text:span text:style-name="T71">warum </text:span><text:span text:style-name="T591">(врум, звучит у Пластикмэна) остаётся пойманным в её рту. Тоже неплохо. Слотроп и сам не </text:span><text:span text:style-name="T72">знает</text:span><text:span text:style-name="T591"> почему. Ничем не может помочь, если кому-то вздумается расспросить. Прошлой ночью он и Гели наткнулись на пост </text:span><text:span text:style-name="T72">Schwarzkommando </text:span><text:span text:style-name="T592">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592"> ни одного вопроса.</text:span></text:p>
      <text:p text:style-name="P341">Позже, когда он начал у неё выспрашивать, <text:span text:style-name="T593">оказалось она толком не знает что за дела между Чичериным и Африканцами, но что бы то ни было, они идут с большим накалом. </text:span></text:p>
      <text:p text:style-name="P138">– <text:span text:style-name="T594">Это ненависть, ясное дело,</text:span>– <text:span text:style-name="T594">сказала она.</text:span>– <text:span text:style-name="T595">До чего глупо. Война закончена. Тут не политика и не пошёл-бы-ты-братишка-на-хуй, это старинная, чистая, личная ненависть.</text:span></text:p>
      <text:p text:style-name="P139">– <text:span text:style-name="T596">Енцин?</text:span></text:p>
      <text:p text:style-name="P139">– <text:span text:style-name="T596">По-моему, да.</text:span></text:p>
      <text:p text:style-name="P342">На Брокене оказались как Американские, так и Русские войска. <text:span text:style-name="T597">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365"><text:span text:style-name="T599">Но это всего лишь минутная безопасность. Майор Марви скрежещет зубами по всему Гарцу, </text:span><text:span text:style-name="T600">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614">Схватить</text:span><text:span text:style-name="T600"> агликашку <text:s/>’есоса <text:s/>мне похер сколько требуется людей хоть и ёбаная </text:span><text:span text:style-name="T614">дивизия,</text:span><text:span text:style-name="T600">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600">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601">а это деньги Моргана, </text:span><text:span text:style-name="T602">есть деньги Моргана и в Гарварде, и наверняка где-то сцепка с Лайлом Блэндом… </text:span><text:span text:style-name="T603">кто они, а? что им надо от Слотропа? </text:span><text:span text:style-name="T604">Он уже точно знает, что тот Цвитер, чокнутый Нацисткий учёный, </text:span><text:span text:style-name="T605">один из них. </text:span><text:span text:style-name="T606">А тот добрый старичок профессор Глимпф дожидался внизу в Миттельверке, </text:span><text:span text:style-name="T607">подхватить Слотропа если покажется. </text:span><text:span text:style-name="T608">Исусе. Если б Слотроп не улизнул, когда стемнело, обратно в Нордхаузен к Гели, </text:span><text:span text:style-name="T609">они б его наверняка уже схватили, </text:span><text:span text:style-name="T610">избили, а может и прикончи</text:span><text:span text:style-name="T611">л</text:span><text:span text:style-name="T610">и. </text:span><text:span text:style-name="T603"><text:s/></text:span></text:p>
      <text:p text:style-name="P364"><text:span text:style-name="T603">П</text:span><text:span text:style-name="T598">еред спуском с горы, им удалось выпросить <text:s/>шесть сигарет и пару сухих пайков у часовых. </text:span><text:span text:style-name="T612">Гели знает, что у её друга есть друг на ферме в Голден Ауэ, энтузиаст воздухоплавания </text:span><text:span text:style-name="T613">на</text:span><text:span text:style-name="T612"> воздушны</text:span><text:span text:style-name="T613">х</text:span><text:span text:style-name="T612"> шара</text:span><text:span text:style-name="T613">х по имени Шнорп</text:span><text:span text:style-name="T612">, </text:span><text:span text:style-name="T613">которы направляется в Берлин.</text:span></text:p>
      <text:p text:style-name="P346">– Но мне не надо в Берлин.</text:p>
      <text:p text:style-name="P141">– <text:span text:style-name="T615">Тебе надо туда, где нет Марви, </text:span><text:span text:style-name="T74">Liebchen</text:span><text:span text:style-name="T615">.</text:span></text:p>
      <text:p text:style-name="P344">Шнорп сияет, вполне рад компании, <text:span text:style-name="T616">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345">Он ведёт Слотропа за дом и там, посреди наклонного зелёного поля, <text:span text:style-name="T617">плетёная гондола рядом с грудой жёлтого и красного шёлка. </text:span></text:p>
      <text:p text:style-name="P142">– <text:span text:style-name="T618">Вот уж и впрямь неприметное бегство,</text:span>– <text:span text:style-name="T618">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619">перекрикивает Гели шум горелки. </text:span>«<text:span text:style-name="T620">Пока снова тебя увижу...»</text:span>– <text:span text:style-name="T621">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622">Что тут творится с его мозгами?</text:span></text:p>
      <text:p text:style-name="P347">Они взмывают над частоколом елей. <text:span text:style-name="T623">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348">Шнорп толкает локтем и указывает вниз. Присмотревшись, Слотроп различает колонну из четырёх <text:span text:style-name="T624">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624">спиртовому пламени, воротники вскинуты, с разницей должно быть в 50</text:span><text:span text:style-name="T625">° </text:span><text:span text:style-name="T626">между ветром в их спины и жаром в лицо.</text:span><text:span text:style-name="T270">– «Мне сразу надо было предупредить. Ты даже не знаешь меня, а теперь вот летим в Русскую зону».</text:span></text:p>
      <text:p text:style-name="P349">Шнорп, с волосами встрёпанными как праздничное сено, выпячивает знаком Германской задумчивости свою верхнюю губу: «Никаких зон нет»,<text:span text:style-name="T270">– </text:span>грит он, повторяя уже слышанное от Гели.<text:span text:style-name="T270">– «</text:span>Нет никаких зон, а только Зона».</text:p>
      <text:p text:style-name="P350">Вскоре Слотроп начал заглядывать <text:span text:style-name="T627">в те коробки, что принёс с собой Шнорп. Их больше десятка и в каждой пышный золотистый кремовый торт, который пойдёт в Берлине за фантастическую цену. «Вау!»– вскрикивает Слотроп,– «блядь святая! У меня точно пошли галлюцинации».– И тому подобный разговор младшего подельника.</text:span></text:p>
      <text:p text:style-name="P143">– <text:span text:style-name="T628">Нужна карточка военторга.</text:span>– <text:span text:style-name="T628">Знакомая песня в их магазинах.</text:span></text:p>
      <text:p text:style-name="P144">– <text:span text:style-name="T629">На данный момент мне не поставят печать даже на карточку суспензория для букашки,</text:span>– <text:span text:style-name="T630">отвечает Слотроп не таясь.</text:span></text:p>
      <text:p text:style-name="P145">– <text:span text:style-name="T631">Ладно, поделюсь с тобой одним тортом,</text:span>– <text:span text:style-name="T632">чуть погодя решает Шнорп,</text:span>–<text:span text:style-name="T632"> а то мне что-то есть захотелось.</text:span></text:p>
      <text:p text:style-name="P146">– <text:span text:style-name="T633">Ё-моё, ё-моё.</text:span></text:p>
      <text:p text:style-name="P351">Ну, <text:span text:style-name="T634">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352">Шнорп оглядывается: «<text:span text:style-name="T1">Kot</text:span>!»<text:span text:style-name="T270">– выхватывает медную подзорную трубу и опирает на борт корзины.– «</text:span><text:span text:style-name="T1">Kot</text:span>! <text:span text:style-name="T1">Kot</text:span>!<text:span text:style-name="T270">—без оознавательных знаков».</text:span></text:p>
      <text:p text:style-name="P147">– <text:span text:style-name="T635">А что оно…</text:span></text:p>
      <text:p text:style-name="P353">В воздухе настолько синем, что можешь зажать его меж пальцев, потереть, и они тоже станут синими, <text:span text:style-name="T636">они следят как точка медленно вырастает в заржавелый разведывательный самолёт. И вот уже им слышен звук его мотора, ревуче трескучий. </text:span></text:p>
      <text:p text:style-name="P354">Вместе с ветром догоняющим их, едва слышно, различается хор Фурий:</text:p>
      <text:p text:style-name="P354"/>
      <text:p text:style-name="P371">Был молодец по им<text:span text:style-name="T637">е</text:span>ни Женя</text:p>
      <text:p text:style-name="P371">Любитель <text:span text:style-name="T637">у</text:span>силителя напряжения</text:p>
      <text:p text:style-name="P372">Но пара коротких <text:s/></text:p>
      <text:p text:style-name="P372">Оставила парня в чём мать родила</text:p>
      <text:p text:style-name="P372">И дом его сожгла дотла!</text:p>
      <text:p text:style-name="P372"/>
      <text:p text:style-name="P378">Ja, ja, ja, ja!</text:p>
      <text:p text:style-name="P372">В Пруссии не целуют в пусю...</text:p>
      <text:p text:style-name="P331"/>
      <text:p text:style-name="P355">Самолёт прогудел за пару метров, <text:span text:style-name="T638">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638"> твою же собственную жопу!»</text:span></text:p>
      <text:p text:style-name="P356"><text:soft-page-break/>И сам того не ожидая, Слотроп схватил <text:span text:style-name="T639">один торт. «Ёб твою!»– швыряет он, отличный бросок, самолёт медленно прочёсывает мимо и </text:span><text:span text:style-name="T77">шмяк</text:span><text:span text:style-name="T639">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357"/>
      <text:p text:style-name="P373">Был парень по имени Риттер </text:p>
      <text:p text:style-name="P373">Он поимел контрольный трансмиттер</text:p>
      <text:p text:style-name="P373">Оттого его хуй</text:p>
      <text:p text:style-name="P373">Стал болтаться как буй,</text:p>
      <text:p text:style-name="P374">Иль как шквалом растерзанный свитер.</text:p>
      <text:p text:style-name="P359"/>
      <text:p text:style-name="P360">Дистанция в сто метров и быст<text:span text:style-name="T640">р</text:span>о сокращается. <text:span text:style-name="T641">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642">Теперь они подождут.</text:span></text:p>
      <text:p text:style-name="P149">– <text:span text:style-name="T642">Нет,</text:span>– <text:span text:style-name="T643">Шнорп оттопыривает ухо,</text:span>– <text:span text:style-name="T643">они выключили мотор, они тут с нами.</text:span>– <text:span text:style-name="T644">Запелёнатая тишина длиться минуту-две, но затем, конечно же:</text:span></text:p>
      <text:p text:style-name="P358"/>
      <text:p text:style-name="P375">Был однажды парень по имени Род,</text:p>
      <text:p text:style-name="P375">Он трахнул сервопривод</text:p>
      <text:p text:style-name="P375">Но его конец </text:p>
      <text:p text:style-name="P375">Отрастил зубец</text:p>
      <text:p text:style-name="P375">И он стал полный урод.</text:p>
      <text:p text:style-name="P375"/>
      <text:p text:style-name="P379">Шнорп возится с пламенем, серо-розовый нимб, <text:span text:style-name="T645">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379"/>
      <text:p text:style-name="P385">Был молодой человек из Декатера </text:p>
      <text:p text:style-name="P376">Что спал с ЖК генератором</text:p>
      <text:p text:style-name="P377"><text:soft-page-break/>Яйца и хуй сковало льдом</text:p>
      <text:p text:style-name="P377">Жопу тоже, но малость потом</text:p>
      <text:p text:style-name="P377">Холодней стала лунного кратера.</text:p>
      <text:p text:style-name="P380"/>
      <text:p text:style-name="P381">Занавесь пара отступает раскрыть Американцев, планирующих <text:span text:style-name="T646">менее, чем в</text:span> десяти <text:s/>метрах <text:span text:style-name="T647">и чуть быстрее воздушного шара. </text:span></text:p>
      <text:p text:style-name="P382">– <text:span text:style-name="T648">Давай!</text:span>– <text:span text:style-name="T648">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384">– <text:span text:style-name="T649">Блядь, если они продырявят тот шар, мэн</text:span>—</text:p>
      <text:p text:style-name="P383">– <text:span text:style-name="T650">Тсс. Думаю мы перебили провод зажигания.</text:span>– <text:span text:style-name="T651">Дальше в середине облака слышен назойливый визг застопорившегося мотора. Сцепление отчаянно воет.</text:span></text:p>
      <text:p text:style-name="P386">– <text:span text:style-name="T652">Ёб твою!</text:span>– <text:span text:style-name="T652">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387">– <text:span text:style-name="T653">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388">Когда облака рассеялись через несколько минут, они увидели, что тихо плывут под солнцем, <text:span text:style-name="T654">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389"><text:span text:style-name="T655">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span></text:p>
      <text:p text:style-name="P390">Закак красный с жёлтым, как и воздушный шар. <text:span text:style-name="T656">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391">Ветер тащит их дальше, к северо-востоку. «Южная Франция»,<text:span text:style-name="T270">– </text:span>припоминает тут Слотроп.<text:span text:style-name="T270">– «Да. Это где я преодолел звуковой барьер….»</text:span></text:p>
      <text:p text:style-name="P391"><draw:frame draw:style-name="fr1" draw:name="Image4" text:anchor-type="paragraph" svg:width="6.9252in" svg:height="0.3661in" draw:z-index="4"><draw:image xlink:href="Pictures/1000000000000B720000009B428C9716555D8079.png" xlink:type="simple" xlink:show="embed" xlink:actuate="onLoad" loext:mime-type="image/png"/></draw:frame><text:s/></text:p>
      <text:p text:style-name="P381"/>
      <text:p text:style-name="P331"/>
      <text:p text:style-name="P2"><text:soft-page-break/>–</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6462</meta:editing-cycles>
    <meta:creation-date>2020-11-18T15:01:00</meta:creation-date>
    <dc:date>2021-01-18T13:05:07.118818810</dc:date>
    <meta:editing-duration>P11DT18H47M4S</meta:editing-duration>
    <meta:generator>LibreOffice/6.1.5.2$Linux_X86_64 LibreOffice_project/10$Build-2</meta:generator>
    <meta:document-statistic meta:table-count="0" meta:image-count="5" meta:object-count="0" meta:page-count="44" meta:paragraph-count="521" meta:word-count="19504" meta:character-count="132814" meta:non-whitespace-character-count="113522"/>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